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1.2126in"/>
    </style:style>
    <style:style style:name="co3" style:family="table-column">
      <style:table-column-properties fo:break-before="auto" style:column-width="1.3665in"/>
    </style:style>
    <style:style style:name="co4" style:family="table-column">
      <style:table-column-properties fo:break-before="auto" style:column-width="3.2634in"/>
    </style:style>
    <style:style style:name="co5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0.4634in"/>
    </style:style>
    <style:style style:name="co7" style:family="table-column">
      <style:table-column-properties fo:break-before="auto" style:column-width="0.3528in"/>
    </style:style>
    <style:style style:name="co8" style:family="table-column">
      <style:table-column-properties fo:break-before="auto" style:column-width="0.3193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6.4929in"/>
    </style:style>
    <style:style style:name="co11" style:family="table-column">
      <style:table-column-properties fo:break-before="auto" style:column-width="0.6693in"/>
    </style:style>
    <style:style style:name="co12" style:family="table-column">
      <style:table-column-properties fo:break-before="auto" style:column-width="1.9953in"/>
    </style:style>
    <style:style style:name="co13" style:family="table-column">
      <style:table-column-properties fo:break-before="auto" style:column-width="0.8709in"/>
    </style:style>
    <style:style style:name="co14" style:family="table-column">
      <style:table-column-properties fo:break-before="auto" style:column-width="0.8811in"/>
    </style:style>
    <style:style style:name="co15" style:family="table-column">
      <style:table-column-properties fo:break-before="auto" style:column-width="0.9035in"/>
    </style:style>
    <style:style style:name="co16" style:family="table-column">
      <style:table-column-properties fo:break-before="auto" style:column-width="0.7937in"/>
    </style:style>
    <style:style style:name="co17" style:family="table-column">
      <style:table-column-properties fo:break-before="auto" style:column-width="0.2638in"/>
    </style:style>
    <style:style style:name="co18" style:family="table-column">
      <style:table-column-properties fo:break-before="auto" style:column-width="5.2362in"/>
    </style:style>
    <style:style style:name="co19" style:family="table-column">
      <style:table-column-properties fo:break-before="auto" style:column-width="0.4744in"/>
    </style:style>
    <style:style style:name="co20" style:family="table-column">
      <style:table-column-properties fo:break-before="auto" style:column-width="1.6201in"/>
    </style:style>
    <style:style style:name="co21" style:family="table-column">
      <style:table-column-properties fo:break-before="auto" style:column-width="1.9181in"/>
    </style:style>
    <style:style style:name="co22" style:family="table-column">
      <style:table-column-properties fo:break-before="auto" style:column-width="1.3118in"/>
    </style:style>
    <style:style style:name="co23" style:family="table-column">
      <style:table-column-properties fo:break-before="auto" style:column-width="0.2091in"/>
    </style:style>
    <style:style style:name="co24" style:family="table-column">
      <style:table-column-properties fo:break-before="auto" style:column-width="4.398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prison_20_press_20_dataset">
      <style:table-properties table:display="true" style:writing-mode="lr-tb"/>
    </style:style>
    <style:style style:name="ta2" style:family="table" style:master-page-name="PageStyle_5f_additional_20_data">
      <style:table-properties table:display="true" style:writing-mode="lr-tb"/>
    </style:style>
    <style:style style:name="ta3" style:family="table" style:master-page-name="PageStyle_5f_best_20_prison_20_publications_2c__20_1963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 style:data-style-name="N117"/>
    <style:style style:name="ce6" style:family="table-cell" style:parent-style-name="Excel_20_Built-in_20_Normal" style:data-style-name="N8003"/>
    <style:style style:name="ce7" style:family="table-cell" style:parent-style-name="Excel_20_Built-in_20_Normal" style:data-style-name="N118"/>
    <style:style style:name="ce8" style:family="table-cell" style:parent-style-name="Excel_20_Built-in_20_Normal" style:data-style-name="N8001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ison press datase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6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013" table:default-cell-style-name="Excel_20_Built-in_20_Normal"/>
        <table:table-row table:style-name="ro1">
          <table:table-cell table:style-name="ce1" office:value-type="string" table:number-columns-spanned="4" table:number-rows-spanned="1">
            <text:p>U.S. historical prison newspaper and periodical publication span dataset</text:p>
          </table:table-cell>
          <table:covered-table-cell table:number-columns-repeated="3" table:style-name="ce2"/>
          <table:table-cell table:number-columns-repeated="6"/>
          <table:table-cell office:value-type="string">
            <text:p>Repository: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ttp://acrosswalls.org/datasets/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Version: 1.0</text:p>
          </table:table-cell>
          <table:table-cell table:number-columns-repeated="1013"/>
        </table:table-row>
        <table:table-row table:style-name="ro1">
          <table:table-cell office:value-type="string">
            <text:p>lid</text:p>
          </table:table-cell>
          <table:table-cell office:value-type="string">
            <text:p>state</text:p>
          </table:table-cell>
          <table:table-cell office:value-type="string">
            <text:p>city</text:p>
          </table:table-cell>
          <table:table-cell office:value-type="string">
            <text:p>prison name</text:p>
          </table:table-cell>
          <table:table-cell office:value-type="string">
            <text:p>publication</text:p>
          </table:table-cell>
          <table:table-cell office:value-type="string">
            <text:p>first-year</text:p>
          </table:table-cell>
          <table:table-cell office:value-type="string">
            <text:p>fyc</text:p>
          </table:table-cell>
          <table:table-cell office:value-type="string">
            <text:p>last-year</text:p>
          </table:table-cell>
          <table:table-cell office:value-type="string">
            <text:p>lyc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bama</text:p>
          </table:table-cell>
          <table:table-cell office:value-type="string">
            <text:p>Speigner</text:p>
          </table:table-cell>
          <table:table-cell office:value-type="string">
            <text:p>Draper Prison</text:p>
          </table:table-cell>
          <table:table-cell office:value-type="string">
            <text:p>Draper Inmate / Pens &amp; Bars / Newsletter</text:p>
          </table:table-cell>
          <table:table-cell office:value-type="float" office:value="1939">
            <text:p>1939</text:p>
          </table:table-cell>
          <table:table-cell office:value-type="string">
            <text:p>s</text:p>
          </table:table-cell>
          <table:table-cell office:value-type="float" office:value="1980">
            <text:p>1980</text:p>
          </table:table-cell>
          <table:table-cell office:value-type="string">
            <text:p>x</text:p>
          </table:table-cell>
          <table:table-cell/>
          <table:table-cell office:value-type="string">
            <text:p>state and city, along with type=sp and fic=1, can be used to match into the Prison Library Dataset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abama</text:p>
          </table:table-cell>
          <table:table-cell office:value-type="string">
            <text:p>Montgomery</text:p>
          </table:table-cell>
          <table:table-cell office:value-type="string">
            <text:p>Kilby Prison and Receiving and Classification Center</text:p>
          </table:table-cell>
          <table:table-cell office:value-type="string">
            <text:p>Kilby Sun</text:p>
          </table:table-cell>
          <table:table-cell office:value-type="float" office:value="1961">
            <text:p>1961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labama</text:p>
          </table:table-cell>
          <table:table-cell office:value-type="string">
            <text:p>Elmore</text:p>
          </table:table-cell>
          <table:table-cell office:value-type="string">
            <text:p>Draper Correctional Center</text:p>
          </table:table-cell>
          <table:table-cell office:value-type="string">
            <text:p>Reporter</text:p>
          </table:table-cell>
          <table:table-cell office:value-type="float" office:value="1961">
            <text:p>1961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labama</text:p>
          </table:table-cell>
          <table:table-cell office:value-type="string">
            <text:p>Kilby</text:p>
          </table:table-cell>
          <table:table-cell office:value-type="string">
            <text:p>Kilby Prison</text:p>
          </table:table-cell>
          <table:table-cell office:value-type="string">
            <text:p>Wings Over</text:p>
          </table:table-cell>
          <table:table-cell office:value-type="float" office:value="1951">
            <text:p>1951</text:p>
          </table:table-cell>
          <table:table-cell office:value-type="string">
            <text:p>s</text:p>
          </table:table-cell>
          <table:table-cell office:value-type="float" office:value="1951">
            <text:p>1951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laska</text:p>
          </table:table-cell>
          <table:table-cell office:value-type="string">
            <text:p>Eagle River</text:p>
          </table:table-cell>
          <table:table-cell office:value-type="string">
            <text:p>Hiland Mountain and Meadow Creek Correctional Centers</text:p>
          </table:table-cell>
          <table:table-cell office:value-type="string">
            <text:p>Eagle Cry</text:p>
          </table:table-cell>
          <table:table-cell office:value-type="float" office:value="1993">
            <text:p>1993</text:p>
          </table:table-cell>
          <table:table-cell office:value-type="string">
            <text:p>s</text:p>
          </table:table-cell>
          <table:table-cell office:value-type="float" office:value="1997">
            <text:p>1997</text:p>
          </table:table-cell>
          <table:table-cell office:value-type="string">
            <text:p>c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laska</text:p>
          </table:table-cell>
          <table:table-cell office:value-type="string">
            <text:p>Fairbanks</text:p>
          </table:table-cell>
          <table:table-cell office:value-type="string">
            <text:p>State Correctional Center</text:p>
          </table:table-cell>
          <table:table-cell office:value-type="string">
            <text:p>Reflections</text:p>
          </table:table-cell>
          <table:table-cell office:value-type="float" office:value="1988">
            <text:p>1988</text:p>
          </table:table-cell>
          <table:table-cell office:value-type="string">
            <text:p>s</text:p>
          </table:table-cell>
          <table:table-cell office:value-type="float" office:value="1997">
            <text:p>1997</text:p>
          </table:table-cell>
          <table:table-cell office:value-type="string">
            <text:p>c</text:p>
          </table:table-cell>
          <table:table-cell/>
          <table:table-cell office:value-type="string">
            <text:p>In many prisons, a prison publication has folded and then later, another one has started. 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laska</text:p>
          </table:table-cell>
          <table:table-cell office:value-type="string">
            <text:p>Palmer</text:p>
          </table:table-cell>
          <table:table-cell office:value-type="string">
            <text:p>Adult Conservation Camp</text:p>
          </table:table-cell>
          <table:table-cell office:value-type="string">
            <text:p>Williwaw Journal</text:p>
          </table:table-cell>
          <table:table-cell office:value-type="float" office:value="1962">
            <text:p>1962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/>
          <table:table-cell office:value-type="string">
            <text:p>in the publication field, names of different publications at the institution are separated by /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rizona</text:p>
          </table:table-cell>
          <table:table-cell office:value-type="string">
            <text:p>Florence</text:p>
          </table:table-cell>
          <table:table-cell office:value-type="string">
            <text:p>State Prison</text:p>
          </table:table-cell>
          <table:table-cell office:value-type="string">
            <text:p>Desert Press / Cactus Blossom / Vanguard / El Saguaro / La Roca</text:p>
          </table:table-cell>
          <table:table-cell office:value-type="float" office:value="1933">
            <text:p>1933</text:p>
          </table:table-cell>
          <table:table-cell office:value-type="string">
            <text:p>s</text:p>
          </table:table-cell>
          <table:table-cell office:value-type="float" office:value="1984">
            <text:p>1984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rizona</text:p>
          </table:table-cell>
          <table:table-cell office:value-type="string">
            <text:p>Goodyear</text:p>
          </table:table-cell>
          <table:table-cell office:value-type="string">
            <text:p>State Prison</text:p>
          </table:table-cell>
          <table:table-cell office:value-type="string">
            <text:p>Perryville Times</text:p>
          </table:table-cell>
          <table:table-cell office:value-type="float" office:value="1982">
            <text:p>1982</text:p>
          </table:table-cell>
          <table:table-cell office:value-type="string">
            <text:p>x</text:p>
          </table:table-cell>
          <table:table-cell office:value-type="float" office:value="1986">
            <text:p>1986</text:p>
          </table:table-cell>
          <table:table-cell office:value-type="string">
            <text:p>x</text:p>
          </table:table-cell>
          <table:table-cell/>
          <table:table-cell office:value-type="string">
            <text:p>first-year: first year a publication at the given prison has been known to exist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rkansas</text:p>
          </table:table-cell>
          <table:table-cell office:value-type="string">
            <text:p>Grady</text:p>
          </table:table-cell>
          <table:table-cell office:value-type="string">
            <text:p>Cummins Unit</text:p>
          </table:table-cell>
          <table:table-cell office:value-type="string">
            <text:p>Long Line Writer</text:p>
          </table:table-cell>
          <table:table-cell office:value-type="float" office:value="1983">
            <text:p>1983</text:p>
          </table:table-cell>
          <table:table-cell office:value-type="string">
            <text:p>x</text:p>
          </table:table-cell>
          <table:table-cell office:value-type="float" office:value="1990">
            <text:p>1990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alifornia</text:p>
          </table:table-cell>
          <table:table-cell office:value-type="string">
            <text:p>Frontera</text:p>
          </table:table-cell>
          <table:table-cell office:value-type="string">
            <text:p>State Institution for Women</text:p>
          </table:table-cell>
          <table:table-cell office:value-type="string">
            <text:p>Clarion</text:p>
          </table:table-cell>
          <table:table-cell office:value-type="float" office:value="1966">
            <text:p>1966</text:p>
          </table:table-cell>
          <table:table-cell office:value-type="string">
            <text:p>e</text:p>
          </table:table-cell>
          <table:table-cell office:value-type="float" office:value="1975">
            <text:p>1975</text:p>
          </table:table-cell>
          <table:table-cell office:value-type="string">
            <text:p>e</text:p>
          </table:table-cell>
          <table:table-cell/>
          <table:table-cell office:value-type="string">
            <text:p>last-year: last year a publication at the given prison is known to have existed, 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alifornia</text:p>
          </table:table-cell>
          <table:table-cell office:value-type="string">
            <text:p>Lancaster</text:p>
          </table:table-cell>
          <table:table-cell office:value-type="string">
            <text:p>Vocational Institute for Men</text:p>
          </table:table-cell>
          <table:table-cell office:value-type="string">
            <text:p>Crossroads</text:p>
          </table:table-cell>
          <table:table-cell office:value-type="float" office:value="1948">
            <text:p>1948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/>
          <table:table-cell office:value-type="string">
            <text:p>or the first year a publication at that institution is known NOT to have existed (lyc=x) 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alifornia</text:p>
          </table:table-cell>
          <table:table-cell office:value-type="string">
            <text:p>Tehachapi</text:p>
          </table:table-cell>
          <table:table-cell office:value-type="string">
            <text:p>State Correctional Institution</text:p>
          </table:table-cell>
          <table:table-cell office:value-type="string">
            <text:p>Hilltopper</text:p>
          </table:table-cell>
          <table:table-cell office:value-type="float" office:value="1955">
            <text:p>1955</text:p>
          </table:table-cell>
          <table:table-cell office:value-type="string">
            <text:p>s</text:p>
          </table:table-cell>
          <table:table-cell office:value-type="float" office:value="1969">
            <text:p>1969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alifornia</text:p>
          </table:table-cell>
          <table:table-cell office:value-type="string">
            <text:p>Represa</text:p>
          </table:table-cell>
          <table:table-cell office:value-type="string">
            <text:p>Folsom Prison</text:p>
          </table:table-cell>
          <table:table-cell office:value-type="string">
            <text:p>Observer</text:p>
          </table:table-cell>
          <table:table-cell office:value-type="float" office:value="1936">
            <text:p>1936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/>
          <table:table-cell office:value-type="string">
            <text:p>first-year and last-year codes (fyc and lyc):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alifornia</text:p>
          </table:table-cell>
          <table:table-cell office:value-type="string">
            <text:p>Chino</text:p>
          </table:table-cell>
          <table:table-cell office:value-type="string">
            <text:p>Institute for Men</text:p>
          </table:table-cell>
          <table:table-cell office:value-type="string">
            <text:p>Pioneer News</text:p>
          </table:table-cell>
          <table:table-cell office:value-type="float" office:value="1941">
            <text:p>1941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/>
          <table:table-cell office:value-type="string">
            <text:p>s - starting year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alifornia</text:p>
          </table:table-cell>
          <table:table-cell office:value-type="string">
            <text:p>San Quentin</text:p>
          </table:table-cell>
          <table:table-cell office:value-type="string">
            <text:p>San Quentin Prison</text:p>
          </table:table-cell>
          <table:table-cell office:value-type="string">
            <text:p>San Quentin News</text:p>
          </table:table-cell>
          <table:table-cell office:value-type="float" office:value="1940">
            <text:p>1940</text:p>
          </table:table-cell>
          <table:table-cell office:value-type="string">
            <text:p>s</text:p>
          </table:table-cell>
          <table:table-cell office:value-type="float" office:value="1981">
            <text:p>1981</text:p>
          </table:table-cell>
          <table:table-cell office:value-type="string">
            <text:p>x</text:p>
          </table:table-cell>
          <table:table-cell/>
          <table:table-cell office:value-type="string">
            <text:p>e - first/last year existence known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alifornia</text:p>
          </table:table-cell>
          <table:table-cell office:value-type="string">
            <text:p>Soledad</text:p>
          </table:table-cell>
          <table:table-cell office:value-type="string">
            <text:p>California Training Facility</text:p>
          </table:table-cell>
          <table:table-cell office:value-type="string">
            <text:p>Soledad Star-News</text:p>
          </table:table-cell>
          <table:table-cell office:value-type="float" office:value="1947">
            <text:p>1947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/>
          <table:table-cell office:value-type="string">
            <text:p>x - terminated prior to 1997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alifornia</text:p>
          </table:table-cell>
          <table:table-cell office:value-type="string">
            <text:p>Vacaville</text:p>
          </table:table-cell>
          <table:table-cell office:value-type="string">
            <text:p>Medical Facility</text:p>
          </table:table-cell>
          <table:table-cell office:value-type="string">
            <text:p>Vacavalley Star</text:p>
          </table:table-cell>
          <table:table-cell office:value-type="float" office:value="1955">
            <text:p>1955</text:p>
          </table:table-cell>
          <table:table-cell office:value-type="string">
            <text:p>s</text:p>
          </table:table-cell>
          <table:table-cell office:value-type="float" office:value="1984">
            <text:p>1984</text:p>
          </table:table-cell>
          <table:table-cell office:value-type="string">
            <text:p>x</text:p>
          </table:table-cell>
          <table:table-cell/>
          <table:table-cell office:value-type="string">
            <text:p>c - existed as of 1996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alifornia</text:p>
          </table:table-cell>
          <table:table-cell office:value-type="string">
            <text:p>Los Padres</text:p>
          </table:table-cell>
          <table:table-cell office:value-type="string">
            <text:p>California Men's Colony</text:p>
          </table:table-cell>
          <table:table-cell office:value-type="string">
            <text:p>Communicator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office:value-type="float" office:value="1966">
            <text:p>1966</text:p>
          </table:table-cell>
          <table:table-cell table:number-columns-repeated="2"/>
          <table:table-cell office:value-type="string">
            <text:p>t- terminating year</text:p>
          </table:table-cell>
          <table:table-cell table:number-columns-repeated="1013"/>
        </table:table-row>
        <table:table-row table:style-name="ro1">
          <table:table-cell office:value-type="float" office:value="26.1">
            <text:p>26.1</text:p>
          </table:table-cell>
          <table:table-cell office:value-type="string">
            <text:p>California</text:p>
          </table:table-cell>
          <table:table-cell office:value-type="string">
            <text:p>Susanville</text:p>
          </table:table-cell>
          <table:table-cell office:value-type="string">
            <text:p>California Conservation Center</text:p>
          </table:table-cell>
          <table:table-cell office:value-type="string">
            <text:p>Mountainer</text:p>
          </table:table-cell>
          <table:table-cell office:value-type="float" office:value="1967">
            <text:p>1967</text:p>
          </table:table-cell>
          <table:table-cell office:value-type="string">
            <text:p>e</text:p>
          </table:table-cell>
          <table:table-cell office:value-type="float" office:value="1967">
            <text:p>1967</text:p>
          </table:table-cell>
          <table:table-cell table:number-columns-repeated="1016"/>
        </table:table-row>
        <table:table-row table:style-name="ro1">
          <table:table-cell office:value-type="float" office:value="26.2">
            <text:p>26.2</text:p>
          </table:table-cell>
          <table:table-cell office:value-type="string">
            <text:p>California</text:p>
          </table:table-cell>
          <table:table-cell office:value-type="string">
            <text:p>San Pedro</text:p>
          </table:table-cell>
          <table:table-cell office:value-type="string">
            <text:p>Federal Correctional Facility at Terminal Island</text:p>
          </table:table-cell>
          <table:table-cell office:value-type="string">
            <text:p>T.I. News</text:p>
          </table:table-cell>
          <table:table-cell office:value-type="float" office:value="1955">
            <text:p>1955</text:p>
          </table:table-cell>
          <table:table-cell office:value-type="string">
            <text:p>e</text:p>
          </table:table-cell>
          <table:table-cell office:value-type="float" office:value="1981">
            <text:p>1981</text:p>
          </table:table-cell>
          <table:table-cell office:value-type="string">
            <text:p>e</text:p>
          </table:table-cell>
          <table:table-cell/>
          <table:table-cell office:value-type="string">
            <text:p>Note that first-year and last-year may refer to different publications at the same prison.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lorado</text:p>
          </table:table-cell>
          <table:table-cell office:value-type="string">
            <text:p>Buena Vista</text:p>
          </table:table-cell>
          <table:table-cell office:value-type="string">
            <text:p>State Reformatory</text:p>
          </table:table-cell>
          <table:table-cell office:value-type="string">
            <text:p>Buena Vista / Spotlight News</text:p>
          </table:table-cell>
          <table:table-cell office:value-type="float" office:value="1958">
            <text:p>1958</text:p>
          </table:table-cell>
          <table:table-cell office:value-type="string">
            <text:p>s</text:p>
          </table:table-cell>
          <table:table-cell office:value-type="float" office:value="1986">
            <text:p>198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olorado</text:p>
          </table:table-cell>
          <table:table-cell office:value-type="string">
            <text:p>Canon City</text:p>
          </table:table-cell>
          <table:table-cell office:value-type="string">
            <text:p>State Penitentiary</text:p>
          </table:table-cell>
          <table:table-cell office:value-type="string">
            <text:p>Interpreter</text:p>
          </table:table-cell>
          <table:table-cell office:value-type="float" office:value="1966">
            <text:p>1966</text:p>
          </table:table-cell>
          <table:table-cell office:value-type="string">
            <text:p>s</text:p>
          </table:table-cell>
          <table:table-cell office:value-type="float" office:value="1974">
            <text:p>1974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olorado</text:p>
          </table:table-cell>
          <table:table-cell office:value-type="string">
            <text:p>Denver</text:p>
          </table:table-cell>
          <table:table-cell office:value-type="string">
            <text:p>Federal Correctional Institution</text:p>
          </table:table-cell>
          <table:table-cell office:value-type="string">
            <text:p>Rocky Mountain Breezes</text:p>
          </table:table-cell>
          <table:table-cell office:value-type="float" office:value="1942">
            <text:p>1942</text:p>
          </table:table-cell>
          <table:table-cell office:value-type="string">
            <text:p>e</text:p>
          </table:table-cell>
          <table:table-cell office:value-type="float" office:value="1942">
            <text:p>1942</text:p>
          </table:table-cell>
          <table:table-cell table:number-columns-repeated="2"/>
          <table:table-cell office:value-type="string">
            <text:p>Primary sources: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olorado</text:p>
          </table:table-cell>
          <table:table-cell office:value-type="string">
            <text:p>Canon City</text:p>
          </table:table-cell>
          <table:table-cell office:value-type="string">
            <text:p>Correctional Facility</text:p>
          </table:table-cell>
          <table:table-cell office:value-type="string">
            <text:p>Writing on the Walls</text:p>
          </table:table-cell>
          <table:table-cell office:value-type="float" office:value="1990">
            <text:p>1990</text:p>
          </table:table-cell>
          <table:table-cell office:value-type="string">
            <text:p>e</text:p>
          </table:table-cell>
          <table:table-cell office:value-type="float" office:value="1990">
            <text:p>1990</text:p>
          </table:table-cell>
          <table:table-cell table:number-columns-repeated="2"/>
          <table:table-cell office:value-type="string">
            <text:p>Barrows, Isabel C. (1910). Periodicals in Reformatories and Prisons. Penal and Reformatory Institutions. v. 2 of Correction and Prevention. Charles Richmond Henderson, ed. New York, Charities Publication Committee: 236-60 (Ch. XI, Sec. 3)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onnecticut</text:p>
          </table:table-cell>
          <table:table-cell office:value-type="string">
            <text:p>Somers</text:p>
          </table:table-cell>
          <table:table-cell office:value-type="string">
            <text:p>State Prison</text:p>
          </table:table-cell>
          <table:table-cell office:value-type="string">
            <text:p>Bridge / Weekly Scene</text:p>
          </table:table-cell>
          <table:table-cell office:value-type="float" office:value="1915">
            <text:p>1915</text:p>
          </table:table-cell>
          <table:table-cell office:value-type="string">
            <text:p>s</text:p>
          </table:table-cell>
          <table:table-cell office:value-type="float" office:value="1971">
            <text:p>1971</text:p>
          </table:table-cell>
          <table:table-cell office:value-type="string">
            <text:p>x</text:p>
          </table:table-cell>
          <table:table-cell/>
          <table:table-cell office:value-type="string">
            <text:p>Coulter, Isabella Kellock (1936). "A Study of Publications in National and State Penal and Correctional Institutions of the United States." Social Forces vol. 15(2): 255-61.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onnecticut</text:p>
          </table:table-cell>
          <table:table-cell office:value-type="string">
            <text:p>Niantic</text:p>
          </table:table-cell>
          <table:table-cell office:value-type="string">
            <text:p>State Prison and Farm for Women</text:p>
          </table:table-cell>
          <table:table-cell office:value-type="string">
            <text:p>Hour Glass</text:p>
          </table:table-cell>
          <table:table-cell office:value-type="float" office:value="1942">
            <text:p>1942</text:p>
          </table:table-cell>
          <table:table-cell office:value-type="string">
            <text:p>x</text:p>
          </table:table-cell>
          <table:table-cell office:value-type="float" office:value="1942">
            <text:p>1942</text:p>
          </table:table-cell>
          <table:table-cell table:number-columns-repeated="2"/>
          <table:table-cell office:value-type="string">
            <text:p>Baird, Russell N. (1967). The Penal Press. Evanston, IL, Northwestern University Press.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onnecticut</text:p>
          </table:table-cell>
          <table:table-cell office:value-type="string">
            <text:p>Hazardville</text:p>
          </table:table-cell>
          <table:table-cell office:value-type="string">
            <text:p>State Prison</text:p>
          </table:table-cell>
          <table:table-cell office:value-type="string">
            <text:p>New View</text:p>
          </table:table-cell>
          <table:table-cell office:value-type="float" office:value="1959">
            <text:p>1959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/>
          <table:table-cell office:value-type="string">
            <text:p>Morris, James McGrath (2002). Jailhouse Journalism, 1998 ed., with new intro. ed. News Brunswick, NJ, Transaction Publishers.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onnecticut</text:p>
          </table:table-cell>
          <table:table-cell office:value-type="string">
            <text:p>Wetherfield</text:p>
          </table:table-cell>
          <table:table-cell office:value-type="string">
            <text:p>State Prison</text:p>
          </table:table-cell>
          <table:table-cell office:value-type="string">
            <text:p>Monthly Record</text:p>
          </table:table-cell>
          <table:table-cell office:value-type="float" office:value="1896">
            <text:p>1896</text:p>
          </table:table-cell>
          <table:table-cell office:value-type="string">
            <text:p>s</text:p>
          </table:table-cell>
          <table:table-cell office:value-type="float" office:value="1896">
            <text:p>189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onnecticut</text:p>
          </table:table-cell>
          <table:table-cell office:value-type="string">
            <text:p>Danbury</text:p>
          </table:table-cell>
          <table:table-cell office:value-type="string">
            <text:p>Federal Reformatory</text:p>
          </table:table-cell>
          <table:table-cell office:value-type="string">
            <text:p>Little Nutmeg / Nutmeg Guidon / Emancipator</text:p>
          </table:table-cell>
          <table:table-cell office:value-type="float" office:value="1941">
            <text:p>1941</text:p>
          </table:table-cell>
          <table:table-cell office:value-type="string">
            <text:p>s</text:p>
          </table:table-cell>
          <table:table-cell office:value-type="float" office:value="1942">
            <text:p>1942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onnecticut</text:p>
          </table:table-cell>
          <table:table-cell office:value-type="string">
            <text:p>Danbury</text:p>
          </table:table-cell>
          <table:table-cell office:value-type="string">
            <text:p>Federal Correctional Institution</text:p>
          </table:table-cell>
          <table:table-cell office:value-type="string">
            <text:p>Dan Muse</text:p>
          </table:table-cell>
          <table:table-cell office:value-type="float" office:value="1950">
            <text:p>1950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e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Delaware</text:p>
          </table:table-cell>
          <table:table-cell office:value-type="string">
            <text:p>Wilmington</text:p>
          </table:table-cell>
          <table:table-cell office:value-type="string">
            <text:p>Workhouse</text:p>
          </table:table-cell>
          <table:table-cell office:value-type="string">
            <text:p>Big House Gazette</text:p>
          </table:table-cell>
          <table:table-cell office:value-type="float" office:value="1950">
            <text:p>1950</text:p>
          </table:table-cell>
          <table:table-cell office:value-type="string">
            <text:p>s</text:p>
          </table:table-cell>
          <table:table-cell office:value-type="float" office:value="1950">
            <text:p>1950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Delaware</text:p>
          </table:table-cell>
          <table:table-cell office:value-type="string">
            <text:p>Georgetown</text:p>
          </table:table-cell>
          <table:table-cell office:value-type="string">
            <text:p>Sussex Correctional Institution</text:p>
          </table:table-cell>
          <table:table-cell office:value-type="string">
            <text:p>Isthmus</text:p>
          </table:table-cell>
          <table:table-cell office:value-type="float" office:value="1996">
            <text:p>1996</text:p>
          </table:table-cell>
          <table:table-cell office:value-type="string">
            <text:p>e</text:p>
          </table:table-cell>
          <table:table-cell office:value-type="float" office:value="1996">
            <text:p>1996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Delaware</text:p>
          </table:table-cell>
          <table:table-cell office:value-type="string">
            <text:p>Smyrna</text:p>
          </table:table-cell>
          <table:table-cell office:value-type="string">
            <text:p>State Correctional Center</text:p>
          </table:table-cell>
          <table:table-cell office:value-type="string">
            <text:p>New Light</text:p>
          </table:table-cell>
          <table:table-cell office:value-type="float" office:value="1996">
            <text:p>1996</text:p>
          </table:table-cell>
          <table:table-cell office:value-type="string">
            <text:p>e</text:p>
          </table:table-cell>
          <table:table-cell office:value-type="float" office:value="1996">
            <text:p>1996</text:p>
          </table:table-cell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istrict of Columbia</text:p>
          </table:table-cell>
          <table:table-cell office:value-type="string">
            <text:p>Occoquan, VA</text:p>
          </table:table-cell>
          <table:table-cell office:value-type="string">
            <text:p>Women's Reformatory</text:p>
          </table:table-cell>
          <table:table-cell office:value-type="string">
            <text:p>Her Echo</text:p>
          </table:table-cell>
          <table:table-cell office:value-type="float" office:value="1961">
            <text:p>1961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District of Columbia</text:p>
          </table:table-cell>
          <table:table-cell office:value-type="string">
            <text:p>DC</text:p>
          </table:table-cell>
          <table:table-cell office:value-type="string">
            <text:p>DC Jail</text:p>
          </table:table-cell>
          <table:table-cell office:value-type="string">
            <text:p>Insider</text:p>
          </table:table-cell>
          <table:table-cell office:value-type="float" office:value="1947">
            <text:p>1947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District of Columbia</text:p>
          </table:table-cell>
          <table:table-cell office:value-type="string">
            <text:p>Lorton, VA</text:p>
          </table:table-cell>
          <table:table-cell/>
          <table:table-cell office:value-type="string">
            <text:p>Time &amp; Tied / Poop Sheet</text:p>
          </table:table-cell>
          <table:table-cell office:value-type="float" office:value="1946">
            <text:p>1946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Florida</text:p>
          </table:table-cell>
          <table:table-cell office:value-type="string">
            <text:p>Chattahoochee</text:p>
          </table:table-cell>
          <table:table-cell office:value-type="string">
            <text:p>State Correctional Institution</text:p>
          </table:table-cell>
          <table:table-cell office:value-type="string">
            <text:p>Apalachee Diary</text:p>
          </table:table-cell>
          <table:table-cell office:value-type="float" office:value="1950">
            <text:p>1950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Florida</text:p>
          </table:table-cell>
          <table:table-cell office:value-type="string">
            <text:p>Belle Glade</text:p>
          </table:table-cell>
          <table:table-cell office:value-type="string">
            <text:p>State Correctional Institution</text:p>
          </table:table-cell>
          <table:table-cell office:value-type="string">
            <text:p>Do You Know?</text:p>
          </table:table-cell>
          <table:table-cell office:value-type="float" office:value="1977">
            <text:p>1977</text:p>
          </table:table-cell>
          <table:table-cell office:value-type="string">
            <text:p>e</text:p>
          </table:table-cell>
          <table:table-cell office:value-type="float" office:value="1986">
            <text:p>1986</text:p>
          </table:table-cell>
          <table:table-cell office:value-type="string">
            <text:p>e</text:p>
          </table:table-cell>
          <table:table-cell table:number-columns-repeated="101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Florida</text:p>
          </table:table-cell>
          <table:table-cell office:value-type="string">
            <text:p>Avon Park</text:p>
          </table:table-cell>
          <table:table-cell office:value-type="string">
            <text:p>State Correctional Institution</text:p>
          </table:table-cell>
          <table:table-cell office:value-type="string">
            <text:p>Dopester</text:p>
          </table:table-cell>
          <table:table-cell office:value-type="float" office:value="1958">
            <text:p>1958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Florida</text:p>
          </table:table-cell>
          <table:table-cell office:value-type="string">
            <text:p>Lowell</text:p>
          </table:table-cell>
          <table:table-cell office:value-type="string">
            <text:p>State Correctional Institution</text:p>
          </table:table-cell>
          <table:table-cell office:value-type="string">
            <text:p>Fla-Co-Lo</text:p>
          </table:table-cell>
          <table:table-cell office:value-type="float" office:value="1957">
            <text:p>1957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lorida</text:p>
          </table:table-cell>
          <table:table-cell office:value-type="string">
            <text:p>Raiford</text:p>
          </table:table-cell>
          <table:table-cell office:value-type="string">
            <text:p>Raiford Prison</text:p>
          </table:table-cell>
          <table:table-cell office:value-type="string">
            <text:p>Raiford Record</text:p>
          </table:table-cell>
          <table:table-cell office:value-type="float" office:value="1935">
            <text:p>1935</text:p>
          </table:table-cell>
          <table:table-cell office:value-type="string">
            <text:p>s</text:p>
          </table:table-cell>
          <table:table-cell office:value-type="float" office:value="1967">
            <text:p>1967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Florida</text:p>
          </table:table-cell>
          <table:table-cell office:value-type="string">
            <text:p>Tallahassee</text:p>
          </table:table-cell>
          <table:table-cell office:value-type="string">
            <text:p>Division of Correctional Road Prisons</text:p>
          </table:table-cell>
          <table:table-cell office:value-type="string">
            <text:p>Road Prison</text:p>
          </table:table-cell>
          <table:table-cell office:value-type="float" office:value="1958">
            <text:p>1958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Florida</text:p>
          </table:table-cell>
          <table:table-cell office:value-type="string">
            <text:p>Raiford</text:p>
          </table:table-cell>
          <table:table-cell office:value-type="string">
            <text:p>Union Correctional Institution</text:p>
          </table:table-cell>
          <table:table-cell office:value-type="string">
            <text:p>UCI Broadcast</text:p>
          </table:table-cell>
          <table:table-cell office:value-type="float" office:value="1978">
            <text:p>1978</text:p>
          </table:table-cell>
          <table:table-cell office:value-type="string">
            <text:p>e</text:p>
          </table:table-cell>
          <table:table-cell office:value-type="float" office:value="1979">
            <text:p>1979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Florida</text:p>
          </table:table-cell>
          <table:table-cell office:value-type="string">
            <text:p>Tallahassee</text:p>
          </table:table-cell>
          <table:table-cell office:value-type="string">
            <text:p>Federal Reformatory</text:p>
          </table:table-cell>
          <table:table-cell office:value-type="string">
            <text:p>Voice</text:p>
          </table:table-cell>
          <table:table-cell office:value-type="float" office:value="1931">
            <text:p>1931</text:p>
          </table:table-cell>
          <table:table-cell office:value-type="string">
            <text:p>s</text:p>
          </table:table-cell>
          <table:table-cell office:value-type="float" office:value="1931">
            <text:p>1931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53.1">
            <text:p>53.1</text:p>
          </table:table-cell>
          <table:table-cell office:value-type="string">
            <text:p>Florida</text:p>
          </table:table-cell>
          <table:table-cell office:value-type="string">
            <text:p>Eglin AFB, Eglin</text:p>
          </table:table-cell>
          <table:table-cell office:value-type="string">
            <text:p>Federal Prison Camp</text:p>
          </table:table-cell>
          <table:table-cell office:value-type="string">
            <text:p>Eglin Chronicle / Gazette / The Doin' Time</text:p>
          </table:table-cell>
          <table:table-cell office:value-type="float" office:value="1963">
            <text:p>1963</text:p>
          </table:table-cell>
          <table:table-cell office:value-type="string">
            <text:p>e</text:p>
          </table:table-cell>
          <table:table-cell office:value-type="float" office:value="1980">
            <text:p>1980</text:p>
          </table:table-cell>
          <table:table-cell office:value-type="string">
            <text:p>e</text:p>
          </table:table-cell>
          <table:table-cell table:number-columns-repeated="1015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Georgia</text:p>
          </table:table-cell>
          <table:table-cell office:value-type="string">
            <text:p>Alto</text:p>
          </table:table-cell>
          <table:table-cell office:value-type="string">
            <text:p>State Industrial Institute</text:p>
          </table:table-cell>
          <table:table-cell office:value-type="string">
            <text:p>Beacon</text:p>
          </table:table-cell>
          <table:table-cell office:value-type="float" office:value="1949">
            <text:p>1949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Georgia</text:p>
          </table:table-cell>
          <table:table-cell office:value-type="string">
            <text:p>Atlanta</text:p>
          </table:table-cell>
          <table:table-cell office:value-type="string">
            <text:p>Federal Penitentiary</text:p>
          </table:table-cell>
          <table:table-cell office:value-type="string">
            <text:p>Good Words / Atlantian</text:p>
          </table:table-cell>
          <table:table-cell office:value-type="float" office:value="1912">
            <text:p>1912</text:p>
          </table:table-cell>
          <table:table-cell office:value-type="string">
            <text:p>s</text:p>
          </table:table-cell>
          <table:table-cell office:value-type="float" office:value="1963">
            <text:p>1963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Georgia</text:p>
          </table:table-cell>
          <table:table-cell office:value-type="string">
            <text:p>Reidsville</text:p>
          </table:table-cell>
          <table:table-cell office:value-type="string">
            <text:p>State Prison</text:p>
          </table:table-cell>
          <table:table-cell office:value-type="string">
            <text:p>Spokesman / GSP News</text:p>
          </table:table-cell>
          <table:table-cell office:value-type="float" office:value="1939">
            <text:p>1939</text:p>
          </table:table-cell>
          <table:table-cell office:value-type="string">
            <text:p>s</text:p>
          </table:table-cell>
          <table:table-cell office:value-type="float" office:value="1985">
            <text:p>1985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56.1">
            <text:p>56.1</text:p>
          </table:table-cell>
          <table:table-cell office:value-type="string">
            <text:p>Georgia</text:p>
          </table:table-cell>
          <table:table-cell office:value-type="string">
            <text:p>Jackson</text:p>
          </table:table-cell>
          <table:table-cell office:value-type="string">
            <text:p>Georgia Diagnostic and Classification Center</text:p>
          </table:table-cell>
          <table:table-cell office:value-type="string">
            <text:p>The Classic</text:p>
          </table:table-cell>
          <table:table-cell office:value-type="float" office:value="1974">
            <text:p>1974</text:p>
          </table:table-cell>
          <table:table-cell office:value-type="string">
            <text:p>e</text:p>
          </table:table-cell>
          <table:table-cell office:value-type="float" office:value="1974">
            <text:p>1974</text:p>
          </table:table-cell>
          <table:table-cell table:number-columns-repeated="1016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Hawaii</text:p>
          </table:table-cell>
          <table:table-cell office:value-type="string">
            <text:p>Oahu</text:p>
          </table:table-cell>
          <table:table-cell office:value-type="string">
            <text:p>Honolulu Jail</text:p>
          </table:table-cell>
          <table:table-cell office:value-type="string">
            <text:p>Halawa Bulletin</text:p>
          </table:table-cell>
          <table:table-cell office:value-type="float" office:value="1962">
            <text:p>1962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Hawaii</text:p>
          </table:table-cell>
          <table:table-cell office:value-type="string">
            <text:p>Honolulu</text:p>
          </table:table-cell>
          <table:table-cell office:value-type="string">
            <text:p>Oahy Prison</text:p>
          </table:table-cell>
          <table:table-cell office:value-type="string">
            <text:p>Pahao</text:p>
          </table:table-cell>
          <table:table-cell office:value-type="float" office:value="1935">
            <text:p>1935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Hawaii</text:p>
          </table:table-cell>
          <table:table-cell office:value-type="string">
            <text:p>Honolulu</text:p>
          </table:table-cell>
          <table:table-cell office:value-type="string">
            <text:p>State Prison</text:p>
          </table:table-cell>
          <table:table-cell office:value-type="string">
            <text:p>Pahao Nuhou</text:p>
          </table:table-cell>
          <table:table-cell office:value-type="float" office:value="1955">
            <text:p>1955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daho</text:p>
          </table:table-cell>
          <table:table-cell office:value-type="string">
            <text:p>Boise</text:p>
          </table:table-cell>
          <table:table-cell office:value-type="string">
            <text:p>State Penitentiary</text:p>
          </table:table-cell>
          <table:table-cell office:value-type="string">
            <text:p>Walled City Bulletin / Acme / Clock</text:p>
          </table:table-cell>
          <table:table-cell office:value-type="float" office:value="1939">
            <text:p>1939</text:p>
          </table:table-cell>
          <table:table-cell office:value-type="string">
            <text:p>s</text:p>
          </table:table-cell>
          <table:table-cell office:value-type="float" office:value="1976">
            <text:p>1976</text:p>
          </table:table-cell>
          <table:table-cell office:value-type="string">
            <text:p>t</text:p>
          </table:table-cell>
          <table:table-cell table:number-columns-repeated="1015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Idaho</text:p>
          </table:table-cell>
          <table:table-cell office:value-type="string">
            <text:p>Kooskia</text:p>
          </table:table-cell>
          <table:table-cell office:value-type="string">
            <text:p>Federal Correctional Institution</text:p>
          </table:table-cell>
          <table:table-cell office:value-type="string">
            <text:p>Lochsa Pioneer</text:p>
          </table:table-cell>
          <table:table-cell office:value-type="float" office:value="1942">
            <text:p>1942</text:p>
          </table:table-cell>
          <table:table-cell office:value-type="string">
            <text:p>e</text:p>
          </table:table-cell>
          <table:table-cell office:value-type="float" office:value="1942">
            <text:p>1942</text:p>
          </table:table-cell>
          <table:table-cell table:number-columns-repeated="1016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Illinois</text:p>
          </table:table-cell>
          <table:table-cell office:value-type="string">
            <text:p>Chicago</text:p>
          </table:table-cell>
          <table:table-cell office:value-type="string">
            <text:p>Cook County Jail</text:p>
          </table:table-cell>
          <table:table-cell office:value-type="string">
            <text:p>Can Opener</text:p>
          </table:table-cell>
          <table:table-cell office:value-type="float" office:value="1917">
            <text:p>1917</text:p>
          </table:table-cell>
          <table:table-cell office:value-type="string">
            <text:p>s</text:p>
          </table:table-cell>
          <table:table-cell office:value-type="float" office:value="1917">
            <text:p>1917</text:p>
          </table:table-cell>
          <table:table-cell office:value-type="string">
            <text:p>t</text:p>
          </table:table-cell>
          <table:table-cell table:number-columns-repeated="1015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Illinois</text:p>
          </table:table-cell>
          <table:table-cell office:value-type="string">
            <text:p>Centralia</text:p>
          </table:table-cell>
          <table:table-cell office:value-type="string">
            <text:p>Centralia Correctional Center</text:p>
          </table:table-cell>
          <table:table-cell office:value-type="string">
            <text:p>Forum</text:p>
          </table:table-cell>
          <table:table-cell office:value-type="float" office:value="1980">
            <text:p>1980</text:p>
          </table:table-cell>
          <table:table-cell office:value-type="string">
            <text:p>s</text:p>
          </table:table-cell>
          <table:table-cell office:value-type="float" office:value="1983">
            <text:p>1983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Illinois</text:p>
          </table:table-cell>
          <table:table-cell office:value-type="string">
            <text:p>Stateville</text:p>
          </table:table-cell>
          <table:table-cell office:value-type="string">
            <text:p>State Penitentiary</text:p>
          </table:table-cell>
          <table:table-cell office:value-type="string">
            <text:p>Illinoisian / Stateville Roundhouse / Stateville Time</text:p>
          </table:table-cell>
          <table:table-cell office:value-type="float" office:value="1940">
            <text:p>1940</text:p>
          </table:table-cell>
          <table:table-cell office:value-type="string">
            <text:p>s</text:p>
          </table:table-cell>
          <table:table-cell office:value-type="float" office:value="1986">
            <text:p>198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Illinois</text:p>
          </table:table-cell>
          <table:table-cell office:value-type="string">
            <text:p>Joliet</text:p>
          </table:table-cell>
          <table:table-cell office:value-type="string">
            <text:p>State Penitentiary</text:p>
          </table:table-cell>
          <table:table-cell office:value-type="string">
            <text:p>Prison Post / Joliet-Slateville Time</text:p>
          </table:table-cell>
          <table:table-cell office:value-type="float" office:value="1914">
            <text:p>1914</text:p>
          </table:table-cell>
          <table:table-cell office:value-type="string">
            <text:p>s</text:p>
          </table:table-cell>
          <table:table-cell office:value-type="float" office:value="1968">
            <text:p>1968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Illinois</text:p>
          </table:table-cell>
          <table:table-cell office:value-type="string">
            <text:p>Menard</text:p>
          </table:table-cell>
          <table:table-cell office:value-type="string">
            <text:p>State Penitentiary</text:p>
          </table:table-cell>
          <table:table-cell office:value-type="string">
            <text:p>Menard Time</text:p>
          </table:table-cell>
          <table:table-cell office:value-type="float" office:value="1934">
            <text:p>1934</text:p>
          </table:table-cell>
          <table:table-cell office:value-type="string">
            <text:p>s</text:p>
          </table:table-cell>
          <table:table-cell office:value-type="float" office:value="1990">
            <text:p>1990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Illinois</text:p>
          </table:table-cell>
          <table:table-cell office:value-type="string">
            <text:p>Dwight</text:p>
          </table:table-cell>
          <table:table-cell office:value-type="string">
            <text:p>State Reformatory for Women</text:p>
          </table:table-cell>
          <table:table-cell office:value-type="string">
            <text:p>Pathfinder</text:p>
          </table:table-cell>
          <table:table-cell office:value-type="float" office:value="1949">
            <text:p>1949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Illinois</text:p>
          </table:table-cell>
          <table:table-cell office:value-type="string">
            <text:p>Pontiac</text:p>
          </table:table-cell>
          <table:table-cell office:value-type="string">
            <text:p>State Penitentiary</text:p>
          </table:table-cell>
          <table:table-cell office:value-type="string">
            <text:p>Pioneer / Pontiac Flag News</text:p>
          </table:table-cell>
          <table:table-cell office:value-type="float" office:value="1964">
            <text:p>1964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Illinois</text:p>
          </table:table-cell>
          <table:table-cell office:value-type="string">
            <text:p>Dwight</text:p>
          </table:table-cell>
          <table:table-cell office:value-type="string">
            <text:p>State Correctional Center</text:p>
          </table:table-cell>
          <table:table-cell office:value-type="string">
            <text:p>Communique / S.E.E.D.</text:p>
          </table:table-cell>
          <table:table-cell office:value-type="float" office:value="1982">
            <text:p>1982</text:p>
          </table:table-cell>
          <table:table-cell office:value-type="string">
            <text:p>e</text:p>
          </table:table-cell>
          <table:table-cell office:value-type="float" office:value="1986">
            <text:p>198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Illinois</text:p>
          </table:table-cell>
          <table:table-cell office:value-type="string">
            <text:p>Hilsboro</text:p>
          </table:table-cell>
          <table:table-cell office:value-type="string">
            <text:p>Graham Correctional Center</text:p>
          </table:table-cell>
          <table:table-cell office:value-type="string">
            <text:p>Telegraham</text:p>
          </table:table-cell>
          <table:table-cell office:value-type="float" office:value="1980">
            <text:p>1980</text:p>
          </table:table-cell>
          <table:table-cell office:value-type="string">
            <text:p>s</text:p>
          </table:table-cell>
          <table:table-cell office:value-type="float" office:value="1997">
            <text:p>1997</text:p>
          </table:table-cell>
          <table:table-cell office:value-type="string">
            <text:p>c</text:p>
          </table:table-cell>
          <table:table-cell table:number-columns-repeated="1015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Illinois</text:p>
          </table:table-cell>
          <table:table-cell office:value-type="string">
            <text:p>Danville</text:p>
          </table:table-cell>
          <table:table-cell office:value-type="string">
            <text:p>State Correctional Center</text:p>
          </table:table-cell>
          <table:table-cell office:value-type="string">
            <text:p>Vanguard</text:p>
          </table:table-cell>
          <table:table-cell office:value-type="float" office:value="1986">
            <text:p>1986</text:p>
          </table:table-cell>
          <table:table-cell office:value-type="string">
            <text:p>s</text:p>
          </table:table-cell>
          <table:table-cell office:value-type="float" office:value="1990">
            <text:p>1990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Illinois</text:p>
          </table:table-cell>
          <table:table-cell office:value-type="string">
            <text:p>Vienna</text:p>
          </table:table-cell>
          <table:table-cell office:value-type="string">
            <text:p>State Correctional Center</text:p>
          </table:table-cell>
          <table:table-cell office:value-type="string">
            <text:p>Vienna in Progress</text:p>
          </table:table-cell>
          <table:table-cell office:value-type="float" office:value="1986">
            <text:p>1986</text:p>
          </table:table-cell>
          <table:table-cell office:value-type="string">
            <text:p>e</text:p>
          </table:table-cell>
          <table:table-cell office:value-type="float" office:value="1990">
            <text:p>1990</text:p>
          </table:table-cell>
          <table:table-cell office:value-type="string">
            <text:p>e</text:p>
          </table:table-cell>
          <table:table-cell table:number-columns-repeated="1015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Illinois</text:p>
          </table:table-cell>
          <table:table-cell office:value-type="string">
            <text:p>Jacksonville</text:p>
          </table:table-cell>
          <table:table-cell office:value-type="string">
            <text:p>State Correctional Center</text:p>
          </table:table-cell>
          <table:table-cell office:value-type="string">
            <text:p>Bullet (Voice)</text:p>
          </table:table-cell>
          <table:table-cell office:value-type="float" office:value="1980">
            <text:p>1980</text:p>
          </table:table-cell>
          <table:table-cell office:value-type="string">
            <text:p>s</text:p>
          </table:table-cell>
          <table:table-cell office:value-type="float" office:value="1997">
            <text:p>1997</text:p>
          </table:table-cell>
          <table:table-cell office:value-type="string">
            <text:p>c</text:p>
          </table:table-cell>
          <table:table-cell table:number-columns-repeated="1015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Indiana</text:p>
          </table:table-cell>
          <table:table-cell office:value-type="string">
            <text:p>Michigan City</text:p>
          </table:table-cell>
          <table:table-cell office:value-type="string">
            <text:p>State Prison</text:p>
          </table:table-cell>
          <table:table-cell office:value-type="string">
            <text:p>Bourne / Lake Shore Outlook / Bar-Less / Encourager</text:p>
          </table:table-cell>
          <table:table-cell office:value-type="float" office:value="1939">
            <text:p>1939</text:p>
          </table:table-cell>
          <table:table-cell office:value-type="string">
            <text:p>s</text:p>
          </table:table-cell>
          <table:table-cell office:value-type="float" office:value="1973">
            <text:p>1973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Indiana</text:p>
          </table:table-cell>
          <table:table-cell office:value-type="string">
            <text:p>Greencastle</text:p>
          </table:table-cell>
          <table:table-cell office:value-type="string">
            <text:p>State Farm</text:p>
          </table:table-cell>
          <table:table-cell office:value-type="string">
            <text:p>Hill Top Crier</text:p>
          </table:table-cell>
          <table:table-cell office:value-type="float" office:value="1934">
            <text:p>1934</text:p>
          </table:table-cell>
          <table:table-cell office:value-type="string">
            <text:p>s</text:p>
          </table:table-cell>
          <table:table-cell office:value-type="float" office:value="1934">
            <text:p>1934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Indiana</text:p>
          </table:table-cell>
          <table:table-cell office:value-type="string">
            <text:p>Jeffersonville</text:p>
          </table:table-cell>
          <table:table-cell office:value-type="string">
            <text:p>State Reformatory</text:p>
          </table:table-cell>
          <table:table-cell office:value-type="string">
            <text:p>Hot Drops</text:p>
          </table:table-cell>
          <table:table-cell office:value-type="float" office:value="1896">
            <text:p>1896</text:p>
          </table:table-cell>
          <table:table-cell office:value-type="string">
            <text:p>e</text:p>
          </table:table-cell>
          <table:table-cell office:value-type="float" office:value="1896">
            <text:p>1896</text:p>
          </table:table-cell>
          <table:table-cell table:number-columns-repeated="1016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Indiana</text:p>
          </table:table-cell>
          <table:table-cell office:value-type="string">
            <text:p>Pendleton</text:p>
          </table:table-cell>
          <table:table-cell office:value-type="string">
            <text:p>State Reformatory</text:p>
          </table:table-cell>
          <table:table-cell office:value-type="string">
            <text:p>Reflector</text:p>
          </table:table-cell>
          <table:table-cell office:value-type="float" office:value="1897">
            <text:p>1897</text:p>
          </table:table-cell>
          <table:table-cell office:value-type="string">
            <text:p>s</text:p>
          </table:table-cell>
          <table:table-cell office:value-type="float" office:value="1922">
            <text:p>1922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Indiana</text:p>
          </table:table-cell>
          <table:table-cell office:value-type="string">
            <text:p>Terre Haute</text:p>
          </table:table-cell>
          <table:table-cell office:value-type="string">
            <text:p>Federal Penitentiary</text:p>
          </table:table-cell>
          <table:table-cell office:value-type="string">
            <text:p>Terrescope</text:p>
          </table:table-cell>
          <table:table-cell office:value-type="float" office:value="1942">
            <text:p>1942</text:p>
          </table:table-cell>
          <table:table-cell office:value-type="string">
            <text:p>e</text:p>
          </table:table-cell>
          <table:table-cell office:value-type="float" office:value="1972">
            <text:p>1972</text:p>
          </table:table-cell>
          <table:table-cell office:value-type="string">
            <text:p>e</text:p>
          </table:table-cell>
          <table:table-cell table:number-columns-repeated="1015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diana</text:p>
          </table:table-cell>
          <table:table-cell office:value-type="string">
            <text:p>Indianapolis</text:p>
          </table:table-cell>
          <table:table-cell office:value-type="string">
            <text:p>State Prison for Women</text:p>
          </table:table-cell>
          <table:table-cell office:value-type="string">
            <text:p>Chit Chat / 15 Acres</text:p>
          </table:table-cell>
          <table:table-cell office:value-type="float" office:value="1957">
            <text:p>1957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e</text:p>
          </table:table-cell>
          <table:table-cell table:number-columns-repeated="1015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Iowa</text:p>
          </table:table-cell>
          <table:table-cell office:value-type="string">
            <text:p>Anamosa</text:p>
          </table:table-cell>
          <table:table-cell office:value-type="string">
            <text:p>State Reformatory</text:p>
          </table:table-cell>
          <table:table-cell office:value-type="string">
            <text:p>Anamosa Prison Press / Hawkeye</text:p>
          </table:table-cell>
          <table:table-cell office:value-type="float" office:value="1898">
            <text:p>1898</text:p>
          </table:table-cell>
          <table:table-cell office:value-type="string">
            <text:p>e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Iowa</text:p>
          </table:table-cell>
          <table:table-cell office:value-type="string">
            <text:p>Fort Madison</text:p>
          </table:table-cell>
          <table:table-cell office:value-type="string">
            <text:p>State Prison</text:p>
          </table:table-cell>
          <table:table-cell office:value-type="string">
            <text:p>Presidio</text:p>
          </table:table-cell>
          <table:table-cell office:value-type="float" office:value="1934">
            <text:p>1934</text:p>
          </table:table-cell>
          <table:table-cell office:value-type="string">
            <text:p>s</text:p>
          </table:table-cell>
          <table:table-cell office:value-type="float" office:value="1971">
            <text:p>1971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Kansas</text:p>
          </table:table-cell>
          <table:table-cell office:value-type="string">
            <text:p>Hutchinson</text:p>
          </table:table-cell>
          <table:table-cell office:value-type="string">
            <text:p>State Reformatory</text:p>
          </table:table-cell>
          <table:table-cell office:value-type="string">
            <text:p>Harbinger / Reformatory Herald</text:p>
          </table:table-cell>
          <table:table-cell office:value-type="float" office:value="1939">
            <text:p>1939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Kansas</text:p>
          </table:table-cell>
          <table:table-cell office:value-type="string">
            <text:p>Lansing</text:p>
          </table:table-cell>
          <table:table-cell office:value-type="string">
            <text:p>State Industrial Farm for Women</text:p>
          </table:table-cell>
          <table:table-cell office:value-type="string">
            <text:p>Lancer</text:p>
          </table:table-cell>
          <table:table-cell office:value-type="float" office:value="1965">
            <text:p>1965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Kansas</text:p>
          </table:table-cell>
          <table:table-cell office:value-type="string">
            <text:p>Leavenworth</text:p>
          </table:table-cell>
          <table:table-cell office:value-type="string">
            <text:p>Federal Prison</text:p>
          </table:table-cell>
          <table:table-cell office:value-type="string">
            <text:p>New Era (Stray Shots)</text:p>
          </table:table-cell>
          <table:table-cell office:value-type="float" office:value="1914">
            <text:p>1914</text:p>
          </table:table-cell>
          <table:table-cell office:value-type="string">
            <text:p>s</text:p>
          </table:table-cell>
          <table:table-cell office:value-type="float" office:value="1967">
            <text:p>1967</text:p>
          </table:table-cell>
          <table:table-cell office:value-type="string">
            <text:p>t</text:p>
          </table:table-cell>
          <table:table-cell table:number-columns-repeated="1015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Kansas</text:p>
          </table:table-cell>
          <table:table-cell office:value-type="string">
            <text:p>Lansing</text:p>
          </table:table-cell>
          <table:table-cell office:value-type="string">
            <text:p>State Penitentiary</text:p>
          </table:table-cell>
          <table:table-cell office:value-type="string">
            <text:p>Square Deal / Stretch / Concept</text:p>
          </table:table-cell>
          <table:table-cell office:value-type="float" office:value="1916">
            <text:p>1916</text:p>
          </table:table-cell>
          <table:table-cell office:value-type="string">
            <text:p>s</text:p>
          </table:table-cell>
          <table:table-cell office:value-type="float" office:value="1975">
            <text:p>1975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Kentucky</text:p>
          </table:table-cell>
          <table:table-cell office:value-type="string">
            <text:p>Ashland</text:p>
          </table:table-cell>
          <table:table-cell office:value-type="string">
            <text:p>Federal Reformatory</text:p>
          </table:table-cell>
          <table:table-cell office:value-type="string">
            <text:p>Barometer</text:p>
          </table:table-cell>
          <table:table-cell office:value-type="float" office:value="1942">
            <text:p>1942</text:p>
          </table:table-cell>
          <table:table-cell office:value-type="string">
            <text:p>s</text:p>
          </table:table-cell>
          <table:table-cell office:value-type="float" office:value="1942">
            <text:p>1942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Kentucky</text:p>
          </table:table-cell>
          <table:table-cell office:value-type="string">
            <text:p>Eddyville</text:p>
          </table:table-cell>
          <table:table-cell office:value-type="string">
            <text:p>State Penitentiary</text:p>
          </table:table-cell>
          <table:table-cell office:value-type="string">
            <text:p>Castle on the Cumberland / Root / Inter-Prison Press</text:p>
          </table:table-cell>
          <table:table-cell office:value-type="float" office:value="1961">
            <text:p>1961</text:p>
          </table:table-cell>
          <table:table-cell office:value-type="string">
            <text:p>s</text:p>
          </table:table-cell>
          <table:table-cell office:value-type="float" office:value="1980">
            <text:p>1980</text:p>
          </table:table-cell>
          <table:table-cell office:value-type="string">
            <text:p>e</text:p>
          </table:table-cell>
          <table:table-cell table:number-columns-repeated="1015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Kentucky</text:p>
          </table:table-cell>
          <table:table-cell office:value-type="string">
            <text:p>Lexington</text:p>
          </table:table-cell>
          <table:table-cell office:value-type="string">
            <text:p>Federal Correctional Institution</text:p>
          </table:table-cell>
          <table:table-cell office:value-type="string">
            <text:p>Flak / F.C. Eye</text:p>
          </table:table-cell>
          <table:table-cell office:value-type="float" office:value="1975">
            <text:p>1975</text:p>
          </table:table-cell>
          <table:table-cell office:value-type="string">
            <text:p>e</text:p>
          </table:table-cell>
          <table:table-cell office:value-type="float" office:value="1979">
            <text:p>1979</text:p>
          </table:table-cell>
          <table:table-cell office:value-type="string">
            <text:p>e</text:p>
          </table:table-cell>
          <table:table-cell table:number-columns-repeated="1015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Kentucky</text:p>
          </table:table-cell>
          <table:table-cell office:value-type="string">
            <text:p>La Grange</text:p>
          </table:table-cell>
          <table:table-cell office:value-type="string">
            <text:p>State Reformatory</text:p>
          </table:table-cell>
          <table:table-cell office:value-type="string">
            <text:p>Hours / Skytower News / Skytower Magazine</text:p>
          </table:table-cell>
          <table:table-cell office:value-type="float" office:value="1936">
            <text:p>1936</text:p>
          </table:table-cell>
          <table:table-cell office:value-type="string">
            <text:p>s</text:p>
          </table:table-cell>
          <table:table-cell office:value-type="float" office:value="1990">
            <text:p>1990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Kentucky</text:p>
          </table:table-cell>
          <table:table-cell office:value-type="string">
            <text:p>Eddyville</text:p>
          </table:table-cell>
          <table:table-cell office:value-type="string">
            <text:p>State Prison</text:p>
          </table:table-cell>
          <table:table-cell office:value-type="string">
            <text:p>Rehabilitator</text:p>
          </table:table-cell>
          <table:table-cell office:value-type="float" office:value="1940">
            <text:p>1940</text:p>
          </table:table-cell>
          <table:table-cell office:value-type="string">
            <text:p>s</text:p>
          </table:table-cell>
          <table:table-cell office:value-type="float" office:value="1940">
            <text:p>1940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Louisiana</text:p>
          </table:table-cell>
          <table:table-cell office:value-type="string">
            <text:p>Angola</text:p>
          </table:table-cell>
          <table:table-cell office:value-type="string">
            <text:p>State Penitentiary</text:p>
          </table:table-cell>
          <table:table-cell office:value-type="string">
            <text:p>Angola Argus / Angolite</text:p>
          </table:table-cell>
          <table:table-cell office:value-type="float" office:value="1940">
            <text:p>1940</text:p>
          </table:table-cell>
          <table:table-cell office:value-type="string">
            <text:p>s</text:p>
          </table:table-cell>
          <table:table-cell office:value-type="float" office:value="2006">
            <text:p>2006</text:p>
          </table:table-cell>
          <table:table-cell office:value-type="string">
            <text:p>c</text:p>
          </table:table-cell>
          <table:table-cell table:number-columns-repeated="1015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Louisiana</text:p>
          </table:table-cell>
          <table:table-cell office:value-type="string">
            <text:p>Angie</text:p>
          </table:table-cell>
          <table:table-cell office:value-type="string">
            <text:p>Washington Correctional Institute</text:p>
          </table:table-cell>
          <table:table-cell office:value-type="string">
            <text:p>Chainlink Chronicle</text:p>
          </table:table-cell>
          <table:table-cell office:value-type="float" office:value="1986">
            <text:p>1986</text:p>
          </table:table-cell>
          <table:table-cell office:value-type="string">
            <text:p>e</text:p>
          </table:table-cell>
          <table:table-cell office:value-type="float" office:value="1996">
            <text:p>1996</text:p>
          </table:table-cell>
          <table:table-cell office:value-type="string">
            <text:p>e</text:p>
          </table:table-cell>
          <table:table-cell table:number-columns-repeated="1015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Louisiana</text:p>
          </table:table-cell>
          <table:table-cell office:value-type="string">
            <text:p>St. Gabriel</text:p>
          </table:table-cell>
          <table:table-cell office:value-type="string">
            <text:p>Hunt Correctional Center</text:p>
          </table:table-cell>
          <table:table-cell office:value-type="string">
            <text:p>Hunt Walk Talk</text:p>
          </table:table-cell>
          <table:table-cell office:value-type="float" office:value="1981">
            <text:p>1981</text:p>
          </table:table-cell>
          <table:table-cell office:value-type="string">
            <text:p>e</text:p>
          </table:table-cell>
          <table:table-cell office:value-type="float" office:value="1984">
            <text:p>1984</text:p>
          </table:table-cell>
          <table:table-cell office:value-type="string">
            <text:p>e</text:p>
          </table:table-cell>
          <table:table-cell table:number-columns-repeated="1015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Louisiana</text:p>
          </table:table-cell>
          <table:table-cell office:value-type="string">
            <text:p>DeQuincy</text:p>
          </table:table-cell>
          <table:table-cell office:value-type="string">
            <text:p>Phelps Correctional Center</text:p>
          </table:table-cell>
          <table:table-cell office:value-type="string">
            <text:p>Insider</text:p>
          </table:table-cell>
          <table:table-cell office:value-type="float" office:value="1996">
            <text:p>1996</text:p>
          </table:table-cell>
          <table:table-cell office:value-type="string">
            <text:p>e</text:p>
          </table:table-cell>
          <table:table-cell office:value-type="float" office:value="1996">
            <text:p>1996</text:p>
          </table:table-cell>
          <table:table-cell table:number-columns-repeated="1016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Louisiana</text:p>
          </table:table-cell>
          <table:table-cell office:value-type="string">
            <text:p>Jackson</text:p>
          </table:table-cell>
          <table:table-cell office:value-type="string">
            <text:p>Dixon Correctional Institute</text:p>
          </table:table-cell>
          <table:table-cell office:value-type="string">
            <text:p>Straight Low</text:p>
          </table:table-cell>
          <table:table-cell office:value-type="float" office:value="1995">
            <text:p>1995</text:p>
          </table:table-cell>
          <table:table-cell office:value-type="string">
            <text:p>e</text:p>
          </table:table-cell>
          <table:table-cell office:value-type="float" office:value="1996">
            <text:p>1996</text:p>
          </table:table-cell>
          <table:table-cell office:value-type="string">
            <text:p>e</text:p>
          </table:table-cell>
          <table:table-cell table:number-columns-repeated="1015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Maine</text:p>
          </table:table-cell>
          <table:table-cell office:value-type="string">
            <text:p>Thomaston</text:p>
          </table:table-cell>
          <table:table-cell office:value-type="string">
            <text:p>State Prison</text:p>
          </table:table-cell>
          <table:table-cell office:value-type="string">
            <text:p>Vox / Tommy-Town News / Coastline</text:p>
          </table:table-cell>
          <table:table-cell office:value-type="float" office:value="1942">
            <text:p>1942</text:p>
          </table:table-cell>
          <table:table-cell office:value-type="string">
            <text:p>s</text:p>
          </table:table-cell>
          <table:table-cell office:value-type="float" office:value="1975">
            <text:p>1975</text:p>
          </table:table-cell>
          <table:table-cell office:value-type="string">
            <text:p>e</text:p>
          </table:table-cell>
          <table:table-cell table:number-columns-repeated="1015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Maryland</text:p>
          </table:table-cell>
          <table:table-cell office:value-type="string">
            <text:p>Baltimore</text:p>
          </table:table-cell>
          <table:table-cell office:value-type="string">
            <text:p>State Penitentiary</text:p>
          </table:table-cell>
          <table:table-cell office:value-type="string">
            <text:p>Courier</text:p>
          </table:table-cell>
          <table:table-cell office:value-type="float" office:value="1952">
            <text:p>1952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Maryland</text:p>
          </table:table-cell>
          <table:table-cell office:value-type="string">
            <text:p>Jessup</text:p>
          </table:table-cell>
          <table:table-cell office:value-type="string">
            <text:p>State House of Correction</text:p>
          </table:table-cell>
          <table:table-cell office:value-type="string">
            <text:p>Conqueror</text:p>
          </table:table-cell>
          <table:table-cell office:value-type="float" office:value="1962">
            <text:p>1962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Maryland</text:p>
          </table:table-cell>
          <table:table-cell office:value-type="string">
            <text:p>Hagerstown</text:p>
          </table:table-cell>
          <table:table-cell office:value-type="string">
            <text:p>State Correctional Institution</text:p>
          </table:table-cell>
          <table:table-cell office:value-type="string">
            <text:p>Trumpet / Roxbury Review</text:p>
          </table:table-cell>
          <table:table-cell office:value-type="float" office:value="1954">
            <text:p>1954</text:p>
          </table:table-cell>
          <table:table-cell office:value-type="string">
            <text:p>e</text:p>
          </table:table-cell>
          <table:table-cell office:value-type="float" office:value="1986">
            <text:p>1986</text:p>
          </table:table-cell>
          <table:table-cell office:value-type="string">
            <text:p>e</text:p>
          </table:table-cell>
          <table:table-cell table:number-columns-repeated="1015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Maryland</text:p>
          </table:table-cell>
          <table:table-cell office:value-type="string">
            <text:p>Jessup</text:p>
          </table:table-cell>
          <table:table-cell office:value-type="string">
            <text:p>State Correctional Institution for Women</text:p>
          </table:table-cell>
          <table:table-cell office:value-type="string">
            <text:p>Soundings</text:p>
          </table:table-cell>
          <table:table-cell office:value-type="float" office:value="1950">
            <text:p>1950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Massachusetts</text:p>
          </table:table-cell>
          <table:table-cell office:value-type="string">
            <text:p>Bridgwater</text:p>
          </table:table-cell>
          <table:table-cell office:value-type="string">
            <text:p>State Correctional Institution</text:p>
          </table:table-cell>
          <table:table-cell office:value-type="string">
            <text:p>Beacon</text:p>
          </table:table-cell>
          <table:table-cell office:value-type="float" office:value="1960">
            <text:p>1960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Massachusetts</text:p>
          </table:table-cell>
          <table:table-cell office:value-type="string">
            <text:p>Norfolk</text:p>
          </table:table-cell>
          <table:table-cell office:value-type="string">
            <text:p>Prison Colony</text:p>
          </table:table-cell>
          <table:table-cell office:value-type="string">
            <text:p>Colony</text:p>
          </table:table-cell>
          <table:table-cell office:value-type="float" office:value="1935">
            <text:p>1935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Massachusetts</text:p>
          </table:table-cell>
          <table:table-cell office:value-type="string">
            <text:p>Framingham</text:p>
          </table:table-cell>
          <table:table-cell office:value-type="string">
            <text:p>State Correctional Institution</text:p>
          </table:table-cell>
          <table:table-cell office:value-type="string">
            <text:p>Harmony News</text:p>
          </table:table-cell>
          <table:table-cell office:value-type="float" office:value="1945">
            <text:p>1945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Massachusetts</text:p>
          </table:table-cell>
          <table:table-cell office:value-type="string">
            <text:p>Charleston</text:p>
          </table:table-cell>
          <table:table-cell office:value-type="string">
            <text:p>State Prison</text:p>
          </table:table-cell>
          <table:table-cell office:value-type="string">
            <text:p>Mentor</text:p>
          </table:table-cell>
          <table:table-cell office:value-type="float" office:value="1898">
            <text:p>1898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Massachusetts</text:p>
          </table:table-cell>
          <table:table-cell office:value-type="string">
            <text:p>Norfolk</text:p>
          </table:table-cell>
          <table:table-cell office:value-type="string">
            <text:p>Correctional Institute</text:p>
          </table:table-cell>
          <table:table-cell office:value-type="string">
            <text:p>Odyssey</text:p>
          </table:table-cell>
          <table:table-cell office:value-type="float" office:value="1990">
            <text:p>1990</text:p>
          </table:table-cell>
          <table:table-cell office:value-type="string">
            <text:p>s</text:p>
          </table:table-cell>
          <table:table-cell office:value-type="float" office:value="1990">
            <text:p>1990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Massachusetts</text:p>
          </table:table-cell>
          <table:table-cell office:value-type="string">
            <text:p>Concord</text:p>
          </table:table-cell>
          <table:table-cell office:value-type="string">
            <text:p>State Correctional Institution</text:p>
          </table:table-cell>
          <table:table-cell office:value-type="string">
            <text:p>Our Paper</text:p>
          </table:table-cell>
          <table:table-cell office:value-type="float" office:value="1885">
            <text:p>1885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Massachusetts</text:p>
          </table:table-cell>
          <table:table-cell office:value-type="string">
            <text:p>Pittsfield</text:p>
          </table:table-cell>
          <table:table-cell office:value-type="string">
            <text:p>Berkshire County Jail &amp; House of Correction</text:p>
          </table:table-cell>
          <table:table-cell office:value-type="string">
            <text:p>Bars &amp; Stripes</text:p>
          </table:table-cell>
          <table:table-cell office:value-type="float" office:value="1965">
            <text:p>1965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e</text:p>
          </table:table-cell>
          <table:table-cell table:number-columns-repeated="1015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Massachusetts</text:p>
          </table:table-cell>
          <table:table-cell/>
          <table:table-cell office:value-type="string">
            <text:p>Bristol County Jail &amp; House of Correction</text:p>
          </table:table-cell>
          <table:table-cell office:value-type="string">
            <text:p>Bristol Crier</text:p>
          </table:table-cell>
          <table:table-cell office:value-type="float" office:value="1963">
            <text:p>1963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e</text:p>
          </table:table-cell>
          <table:table-cell table:number-columns-repeated="1015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Massachusetts</text:p>
          </table:table-cell>
          <table:table-cell office:value-type="string">
            <text:p>Westfield</text:p>
          </table:table-cell>
          <table:table-cell office:value-type="string">
            <text:p>Hampden County Dentention Center</text:p>
          </table:table-cell>
          <table:table-cell office:value-type="string">
            <text:p>Bi-weekly Announcer</text:p>
          </table:table-cell>
          <table:table-cell office:value-type="float" office:value="1965">
            <text:p>1965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e</text:p>
          </table:table-cell>
          <table:table-cell table:number-columns-repeated="1015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Massachusetts</text:p>
          </table:table-cell>
          <table:table-cell office:value-type="string">
            <text:p>Springfield</text:p>
          </table:table-cell>
          <table:table-cell office:value-type="string">
            <text:p>Hampden County Jail &amp; House of Correction</text:p>
          </table:table-cell>
          <table:table-cell office:value-type="string">
            <text:p>The New Yorker</text:p>
          </table:table-cell>
          <table:table-cell office:value-type="float" office:value="1963">
            <text:p>1963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e</text:p>
          </table:table-cell>
          <table:table-cell table:number-columns-repeated="1015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Massachusetts</text:p>
          </table:table-cell>
          <table:table-cell/>
          <table:table-cell office:value-type="string">
            <text:p>Hampshire County House of Correction</text:p>
          </table:table-cell>
          <table:table-cell office:value-type="string">
            <text:p>Union House</text:p>
          </table:table-cell>
          <table:table-cell office:value-type="float" office:value="1966">
            <text:p>1966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e</text:p>
          </table:table-cell>
          <table:table-cell table:number-columns-repeated="1015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Massachusetts</text:p>
          </table:table-cell>
          <table:table-cell office:value-type="string">
            <text:p>South Carver</text:p>
          </table:table-cell>
          <table:table-cell office:value-type="string">
            <text:p>Massachusetts Prison Camps</text:p>
          </table:table-cell>
          <table:table-cell office:value-type="string">
            <text:p>The Camper</text:p>
          </table:table-cell>
          <table:table-cell office:value-type="float" office:value="1966">
            <text:p>1966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e</text:p>
          </table:table-cell>
          <table:table-cell table:number-columns-repeated="1015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Michigan</text:p>
          </table:table-cell>
          <table:table-cell office:value-type="string">
            <text:p>Ionia</text:p>
          </table:table-cell>
          <table:table-cell office:value-type="string">
            <text:p>State Reformatory</text:p>
          </table:table-cell>
          <table:table-cell office:value-type="string">
            <text:p>Hilltop News</text:p>
          </table:table-cell>
          <table:table-cell office:value-type="float" office:value="1928">
            <text:p>1928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Michigan</text:p>
          </table:table-cell>
          <table:table-cell office:value-type="string">
            <text:p>Ypsilanti</text:p>
          </table:table-cell>
          <table:table-cell office:value-type="string">
            <text:p>Huron Valley Men's Facility</text:p>
          </table:table-cell>
          <table:table-cell office:value-type="string">
            <text:p>Monitor</text:p>
          </table:table-cell>
          <table:table-cell office:value-type="float" office:value="1982">
            <text:p>1982</text:p>
          </table:table-cell>
          <table:table-cell office:value-type="string">
            <text:p>s</text:p>
          </table:table-cell>
          <table:table-cell office:value-type="float" office:value="1995">
            <text:p>1995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Michigan</text:p>
          </table:table-cell>
          <table:table-cell office:value-type="string">
            <text:p>Jackson</text:p>
          </table:table-cell>
          <table:table-cell office:value-type="string">
            <text:p>State Prison</text:p>
          </table:table-cell>
          <table:table-cell office:value-type="string">
            <text:p>Spectator</text:p>
          </table:table-cell>
          <table:table-cell office:value-type="float" office:value="1930">
            <text:p>1930</text:p>
          </table:table-cell>
          <table:table-cell office:value-type="string">
            <text:p>s</text:p>
          </table:table-cell>
          <table:table-cell office:value-type="float" office:value="1974">
            <text:p>1974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Michigan</text:p>
          </table:table-cell>
          <table:table-cell office:value-type="string">
            <text:p>Plymouth</text:p>
          </table:table-cell>
          <table:table-cell office:value-type="string">
            <text:p>Detroit House of Correction</text:p>
          </table:table-cell>
          <table:table-cell office:value-type="string">
            <text:p>Voice</text:p>
          </table:table-cell>
          <table:table-cell office:value-type="float" office:value="1935">
            <text:p>1935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Michigan</text:p>
          </table:table-cell>
          <table:table-cell office:value-type="string">
            <text:p>Marquette</text:p>
          </table:table-cell>
          <table:table-cell office:value-type="string">
            <text:p>State Prison</text:p>
          </table:table-cell>
          <table:table-cell office:value-type="string">
            <text:p>Weekly Progress / Northlander</text:p>
          </table:table-cell>
          <table:table-cell office:value-type="float" office:value="1938">
            <text:p>1938</text:p>
          </table:table-cell>
          <table:table-cell office:value-type="string">
            <text:p>s</text:p>
          </table:table-cell>
          <table:table-cell office:value-type="float" office:value="1944">
            <text:p>1944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Michigan</text:p>
          </table:table-cell>
          <table:table-cell office:value-type="string">
            <text:p>Marquette</text:p>
          </table:table-cell>
          <table:table-cell office:value-type="string">
            <text:p>State House of Correction &amp; Branch Prison</text:p>
          </table:table-cell>
          <table:table-cell office:value-type="string">
            <text:p>Weekly Progress / Northwoods Bulletin</text:p>
          </table:table-cell>
          <table:table-cell office:value-type="float" office:value="1938">
            <text:p>1938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ichigan</text:p>
          </table:table-cell>
          <table:table-cell office:value-type="string">
            <text:p>Milan</text:p>
          </table:table-cell>
          <table:table-cell office:value-type="string">
            <text:p>Federal Correctional Institution</text:p>
          </table:table-cell>
          <table:table-cell office:value-type="string">
            <text:p>The Insider</text:p>
          </table:table-cell>
          <table:table-cell office:value-type="float" office:value="1965">
            <text:p>1965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e</text:p>
          </table:table-cell>
          <table:table-cell table:number-columns-repeated="1015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Minnesota</text:p>
          </table:table-cell>
          <table:table-cell office:value-type="string">
            <text:p>Sandstone</text:p>
          </table:table-cell>
          <table:table-cell office:value-type="string">
            <text:p>Federal Correctional Institution</text:p>
          </table:table-cell>
          <table:table-cell office:value-type="string">
            <text:p>Gist / Parrot / Northernaire</text:p>
          </table:table-cell>
          <table:table-cell office:value-type="float" office:value="1942">
            <text:p>1942</text:p>
          </table:table-cell>
          <table:table-cell office:value-type="string">
            <text:p>e</text:p>
          </table:table-cell>
          <table:table-cell office:value-type="float" office:value="1975">
            <text:p>1975</text:p>
          </table:table-cell>
          <table:table-cell office:value-type="string">
            <text:p>e</text:p>
          </table:table-cell>
          <table:table-cell table:number-columns-repeated="1015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Minnesota</text:p>
          </table:table-cell>
          <table:table-cell office:value-type="string">
            <text:p>Oak Park Heights</text:p>
          </table:table-cell>
          <table:table-cell office:value-type="string">
            <text:p>State Correctional Institution</text:p>
          </table:table-cell>
          <table:table-cell office:value-type="string">
            <text:p>Perspective</text:p>
          </table:table-cell>
          <table:table-cell office:value-type="float" office:value="1986">
            <text:p>1986</text:p>
          </table:table-cell>
          <table:table-cell office:value-type="string">
            <text:p>e</text:p>
          </table:table-cell>
          <table:table-cell office:value-type="float" office:value="1986">
            <text:p>1986</text:p>
          </table:table-cell>
          <table:table-cell table:number-columns-repeated="1016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Minnesota</text:p>
          </table:table-cell>
          <table:table-cell office:value-type="string">
            <text:p>Stillwater</text:p>
          </table:table-cell>
          <table:table-cell office:value-type="string">
            <text:p>State Prison</text:p>
          </table:table-cell>
          <table:table-cell office:value-type="string">
            <text:p>Prison Mirror</text:p>
          </table:table-cell>
          <table:table-cell office:value-type="float" office:value="1887">
            <text:p>1887</text:p>
          </table:table-cell>
          <table:table-cell office:value-type="string">
            <text:p>s</text:p>
          </table:table-cell>
          <table:table-cell office:value-type="float" office:value="1988">
            <text:p>1988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Minnesota</text:p>
          </table:table-cell>
          <table:table-cell office:value-type="string">
            <text:p>Shakopee</text:p>
          </table:table-cell>
          <table:table-cell office:value-type="string">
            <text:p>State Reformatory for Women</text:p>
          </table:table-cell>
          <table:table-cell office:value-type="string">
            <text:p>Reflector</text:p>
          </table:table-cell>
          <table:table-cell office:value-type="float" office:value="1935">
            <text:p>1935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Minnesota</text:p>
          </table:table-cell>
          <table:table-cell office:value-type="string">
            <text:p>St. Cloud</text:p>
          </table:table-cell>
          <table:table-cell office:value-type="string">
            <text:p>State Reformatory</text:p>
          </table:table-cell>
          <table:table-cell office:value-type="string">
            <text:p>Reformatory Pillar</text:p>
          </table:table-cell>
          <table:table-cell office:value-type="float" office:value="1966">
            <text:p>1966</text:p>
          </table:table-cell>
          <table:table-cell office:value-type="string">
            <text:p>e</text:p>
          </table:table-cell>
          <table:table-cell office:value-type="float" office:value="1977">
            <text:p>1977</text:p>
          </table:table-cell>
          <table:table-cell office:value-type="string">
            <text:p>e</text:p>
          </table:table-cell>
          <table:table-cell table:number-columns-repeated="1015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Minnesota</text:p>
          </table:table-cell>
          <table:table-cell office:value-type="string">
            <text:p>Circle Pines</text:p>
          </table:table-cell>
          <table:table-cell office:value-type="string">
            <text:p>Minnesota Reception &amp; Diagnostic Center</text:p>
          </table:table-cell>
          <table:table-cell office:value-type="string">
            <text:p>Lino Syndicate</text:p>
          </table:table-cell>
          <table:table-cell office:value-type="float" office:value="1963">
            <text:p>1963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e</text:p>
          </table:table-cell>
          <table:table-cell table:number-columns-repeated="1015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Minnesota</text:p>
          </table:table-cell>
          <table:table-cell office:value-type="string">
            <text:p>Togo</text:p>
          </table:table-cell>
          <table:table-cell office:value-type="string">
            <text:p>Thistledew Lake Forestry Camp</text:p>
          </table:table-cell>
          <table:table-cell office:value-type="string">
            <text:p>Boondocker Times</text:p>
          </table:table-cell>
          <table:table-cell office:value-type="float" office:value="1961">
            <text:p>1961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e</text:p>
          </table:table-cell>
          <table:table-cell table:number-columns-repeated="1015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Minnesota</text:p>
          </table:table-cell>
          <table:table-cell office:value-type="string">
            <text:p>Willow River</text:p>
          </table:table-cell>
          <table:table-cell office:value-type="string">
            <text:p>Willow River Forestry Camp</text:p>
          </table:table-cell>
          <table:table-cell office:value-type="string">
            <text:p>Informer</text:p>
          </table:table-cell>
          <table:table-cell office:value-type="float" office:value="1952">
            <text:p>1952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e</text:p>
          </table:table-cell>
          <table:table-cell table:number-columns-repeated="1015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Mississippi</text:p>
          </table:table-cell>
          <table:table-cell office:value-type="string">
            <text:p>Parchman</text:p>
          </table:table-cell>
          <table:table-cell office:value-type="string">
            <text:p>State Prison</text:p>
          </table:table-cell>
          <table:table-cell office:value-type="string">
            <text:p>Inside World</text:p>
          </table:table-cell>
          <table:table-cell office:value-type="float" office:value="1949">
            <text:p>1949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ississippi</text:p>
          </table:table-cell>
          <table:table-cell office:value-type="string">
            <text:p>Holly Springs</text:p>
          </table:table-cell>
          <table:table-cell office:value-type="string">
            <text:p>Marshall County Correction Facility</text:p>
          </table:table-cell>
          <table:table-cell office:value-type="string">
            <text:p>New Directions</text:p>
          </table:table-cell>
          <table:table-cell office:value-type="float" office:value="1997">
            <text:p>1997</text:p>
          </table:table-cell>
          <table:table-cell table:number-columns-repeated="1018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Missouri</text:p>
          </table:table-cell>
          <table:table-cell office:value-type="string">
            <text:p>Jefferson City</text:p>
          </table:table-cell>
          <table:table-cell office:value-type="string">
            <text:p>State Penitentiary</text:p>
          </table:table-cell>
          <table:table-cell office:value-type="string">
            <text:p>Student / Jefftown Journal</text:p>
          </table:table-cell>
          <table:table-cell office:value-type="float" office:value="1949">
            <text:p>1949</text:p>
          </table:table-cell>
          <table:table-cell office:value-type="string">
            <text:p>e</text:p>
          </table:table-cell>
          <table:table-cell office:value-type="float" office:value="1980">
            <text:p>1980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Missouri</text:p>
          </table:table-cell>
          <table:table-cell office:value-type="string">
            <text:p>Jefferson City</text:p>
          </table:table-cell>
          <table:table-cell office:value-type="string">
            <text:p>State Reformatory </text:p>
          </table:table-cell>
          <table:table-cell office:value-type="string">
            <text:p>Flood Light</text:p>
          </table:table-cell>
          <table:table-cell office:value-type="float" office:value="1945">
            <text:p>1945</text:p>
          </table:table-cell>
          <table:table-cell office:value-type="string">
            <text:p>s</text:p>
          </table:table-cell>
          <table:table-cell office:value-type="float" office:value="1945">
            <text:p>1945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Missouri</text:p>
          </table:table-cell>
          <table:table-cell office:value-type="string">
            <text:p>Springfield</text:p>
          </table:table-cell>
          <table:table-cell office:value-type="string">
            <text:p>Federal Medical Facility for Prisoners</text:p>
          </table:table-cell>
          <table:table-cell office:value-type="string">
            <text:p>Ozark Echo / The Epitome</text:p>
          </table:table-cell>
          <table:table-cell office:value-type="float" office:value="1942">
            <text:p>1942</text:p>
          </table:table-cell>
          <table:table-cell office:value-type="string">
            <text:p>e</text:p>
          </table:table-cell>
          <table:table-cell office:value-type="float" office:value="1966">
            <text:p>1966</text:p>
          </table:table-cell>
          <table:table-cell office:value-type="string">
            <text:p>e</text:p>
          </table:table-cell>
          <table:table-cell table:number-columns-repeated="1015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Missouri</text:p>
          </table:table-cell>
          <table:table-cell office:value-type="string">
            <text:p>Moberly</text:p>
          </table:table-cell>
          <table:table-cell office:value-type="string">
            <text:p>State Medium-Security Prison</text:p>
          </table:table-cell>
          <table:table-cell office:value-type="string">
            <text:p>Rocketeer</text:p>
          </table:table-cell>
          <table:table-cell office:value-type="float" office:value="1963">
            <text:p>1963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Montana</text:p>
          </table:table-cell>
          <table:table-cell office:value-type="string">
            <text:p>Deer Lodge</text:p>
          </table:table-cell>
          <table:table-cell office:value-type="string">
            <text:p>State Prison</text:p>
          </table:table-cell>
          <table:table-cell office:value-type="string">
            <text:p>MP News</text:p>
          </table:table-cell>
          <table:table-cell office:value-type="float" office:value="1962">
            <text:p>1962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Nebraska</text:p>
          </table:table-cell>
          <table:table-cell office:value-type="string">
            <text:p>Lincoln</text:p>
          </table:table-cell>
          <table:table-cell office:value-type="string">
            <text:p>State Penitentiary</text:p>
          </table:table-cell>
          <table:table-cell office:value-type="string">
            <text:p>Forum</text:p>
          </table:table-cell>
          <table:table-cell office:value-type="float" office:value="1938">
            <text:p>1938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Nevada</text:p>
          </table:table-cell>
          <table:table-cell office:value-type="string">
            <text:p>Carson City</text:p>
          </table:table-cell>
          <table:table-cell office:value-type="string">
            <text:p>State Prison</text:p>
          </table:table-cell>
          <table:table-cell office:value-type="string">
            <text:p>Sagebrush</text:p>
          </table:table-cell>
          <table:table-cell office:value-type="float" office:value="1960">
            <text:p>1960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New Jersey</text:p>
          </table:table-cell>
          <table:table-cell office:value-type="string">
            <text:p>Clinton</text:p>
          </table:table-cell>
          <table:table-cell office:value-type="string">
            <text:p>State Reformatory for Women</text:p>
          </table:table-cell>
          <table:table-cell office:value-type="string">
            <text:p>Ad Lib</text:p>
          </table:table-cell>
          <table:table-cell office:value-type="float" office:value="1960">
            <text:p>1960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New Jersey</text:p>
          </table:table-cell>
          <table:table-cell office:value-type="string">
            <text:p>Rahway</text:p>
          </table:table-cell>
          <table:table-cell office:value-type="string">
            <text:p>State Prison</text:p>
          </table:table-cell>
          <table:table-cell office:value-type="string">
            <text:p>Better Citizen / Dome</text:p>
          </table:table-cell>
          <table:table-cell office:value-type="float" office:value="1936">
            <text:p>1936</text:p>
          </table:table-cell>
          <table:table-cell office:value-type="string">
            <text:p>e</text:p>
          </table:table-cell>
          <table:table-cell office:value-type="float" office:value="1975">
            <text:p>1975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New Jersey</text:p>
          </table:table-cell>
          <table:table-cell office:value-type="string">
            <text:p>Bordentown</text:p>
          </table:table-cell>
          <table:table-cell office:value-type="string">
            <text:p>State Reformatory</text:p>
          </table:table-cell>
          <table:table-cell office:value-type="string">
            <text:p>Inside Bordentown / Bulletin</text:p>
          </table:table-cell>
          <table:table-cell office:value-type="float" office:value="1940">
            <text:p>1940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New Jersey</text:p>
          </table:table-cell>
          <table:table-cell office:value-type="string">
            <text:p>Annandale</text:p>
          </table:table-cell>
          <table:table-cell office:value-type="string">
            <text:p>State Reformatory</text:p>
          </table:table-cell>
          <table:table-cell office:value-type="string">
            <text:p>Stars &amp; Bars</text:p>
          </table:table-cell>
          <table:table-cell office:value-type="float" office:value="1950">
            <text:p>1950</text:p>
          </table:table-cell>
          <table:table-cell office:value-type="string">
            <text:p>s</text:p>
          </table:table-cell>
          <table:table-cell office:value-type="float" office:value="1950">
            <text:p>1950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New Jersey</text:p>
          </table:table-cell>
          <table:table-cell office:value-type="string">
            <text:p>Trenton</text:p>
          </table:table-cell>
          <table:table-cell office:value-type="string">
            <text:p>State Prison</text:p>
          </table:table-cell>
          <table:table-cell office:value-type="string">
            <text:p>Viewpoint</text:p>
          </table:table-cell>
          <table:table-cell office:value-type="float" office:value="1944">
            <text:p>1944</text:p>
          </table:table-cell>
          <table:table-cell office:value-type="string">
            <text:p>s</text:p>
          </table:table-cell>
          <table:table-cell office:value-type="float" office:value="1944">
            <text:p>1944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New Mexico</text:p>
          </table:table-cell>
          <table:table-cell office:value-type="string">
            <text:p>Santa Fe</text:p>
          </table:table-cell>
          <table:table-cell office:value-type="string">
            <text:p>State Prison</text:p>
          </table:table-cell>
          <table:table-cell office:value-type="string">
            <text:p>El Boleton / Enchanted News / Santa Fe Prison News</text:p>
          </table:table-cell>
          <table:table-cell office:value-type="float" office:value="1946">
            <text:p>1946</text:p>
          </table:table-cell>
          <table:table-cell office:value-type="string">
            <text:p>e</text:p>
          </table:table-cell>
          <table:table-cell office:value-type="float" office:value="1984">
            <text:p>1984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New York</text:p>
          </table:table-cell>
          <table:table-cell office:value-type="string">
            <text:p>Staten Island</text:p>
          </table:table-cell>
          <table:table-cell office:value-type="string">
            <text:p>Arthur Kill Correctional Facility</text:p>
          </table:table-cell>
          <table:table-cell office:value-type="string">
            <text:p>Arthur Kill Alliance</text:p>
          </table:table-cell>
          <table:table-cell office:value-type="float" office:value="1986">
            <text:p>1986</text:p>
          </table:table-cell>
          <table:table-cell office:value-type="string">
            <text:p>e</text:p>
          </table:table-cell>
          <table:table-cell office:value-type="float" office:value="1986">
            <text:p>198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New York</text:p>
          </table:table-cell>
          <table:table-cell office:value-type="string">
            <text:p>Attica</text:p>
          </table:table-cell>
          <table:table-cell office:value-type="string">
            <text:p>State Prison</text:p>
          </table:table-cell>
          <table:table-cell office:value-type="string">
            <text:p>Attican</text:p>
          </table:table-cell>
          <table:table-cell office:value-type="float" office:value="1936">
            <text:p>1936</text:p>
          </table:table-cell>
          <table:table-cell office:value-type="string">
            <text:p>e</text:p>
          </table:table-cell>
          <table:table-cell office:value-type="float" office:value="1936">
            <text:p>193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New York</text:p>
          </table:table-cell>
          <table:table-cell office:value-type="string">
            <text:p>Auburn</text:p>
          </table:table-cell>
          <table:table-cell office:value-type="string">
            <text:p>State Correctional Facility</text:p>
          </table:table-cell>
          <table:table-cell office:value-type="string">
            <text:p>Auburn Collective</text:p>
          </table:table-cell>
          <table:table-cell office:value-type="float" office:value="1974">
            <text:p>1974</text:p>
          </table:table-cell>
          <table:table-cell office:value-type="string">
            <text:p>e</text:p>
          </table:table-cell>
          <table:table-cell office:value-type="float" office:value="1979">
            <text:p>1979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53">
            <text:p>153</text:p>
          </table:table-cell>
          <table:table-cell table:number-columns-repeated="2" office:value-type="string">
            <text:p>New York</text:p>
          </table:table-cell>
          <table:table-cell office:value-type="string">
            <text:p>Debtors Prison</text:p>
          </table:table-cell>
          <table:table-cell office:value-type="string">
            <text:p>Forlorn Hope</text:p>
          </table:table-cell>
          <table:table-cell office:value-type="float" office:value="1800">
            <text:p>1800</text:p>
          </table:table-cell>
          <table:table-cell office:value-type="string">
            <text:p>s</text:p>
          </table:table-cell>
          <table:table-cell office:value-type="float" office:value="1800">
            <text:p>1800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New York</text:p>
          </table:table-cell>
          <table:table-cell office:value-type="string">
            <text:p>Stormville</text:p>
          </table:table-cell>
          <table:table-cell office:value-type="string">
            <text:p>Green Haven Correctional Facility</text:p>
          </table:table-cell>
          <table:table-cell office:value-type="string">
            <text:p>Greenhaven Monthly</text:p>
          </table:table-cell>
          <table:table-cell office:value-type="float" office:value="1978">
            <text:p>1978</text:p>
          </table:table-cell>
          <table:table-cell office:value-type="string">
            <text:p>e</text:p>
          </table:table-cell>
          <table:table-cell office:value-type="float" office:value="1979">
            <text:p>1979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55">
            <text:p>155</text:p>
          </table:table-cell>
          <table:table-cell table:number-columns-repeated="2" office:value-type="string">
            <text:p>New York</text:p>
          </table:table-cell>
          <table:table-cell office:value-type="string">
            <text:p>Blackwell's Island</text:p>
          </table:table-cell>
          <table:table-cell office:value-type="string">
            <text:p>Observer</text:p>
          </table:table-cell>
          <table:table-cell office:value-type="float" office:value="1916">
            <text:p>1916</text:p>
          </table:table-cell>
          <table:table-cell office:value-type="string">
            <text:p>e</text:p>
          </table:table-cell>
          <table:table-cell office:value-type="float" office:value="1916">
            <text:p>191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New York</text:p>
          </table:table-cell>
          <table:table-cell office:value-type="string">
            <text:p>Rikers Island</text:p>
          </table:table-cell>
          <table:table-cell office:value-type="string">
            <text:p>State Correctional Institution for Men</text:p>
          </table:table-cell>
          <table:table-cell office:value-type="string">
            <text:p>Rikers Review</text:p>
          </table:table-cell>
          <table:table-cell office:value-type="float" office:value="1939">
            <text:p>1939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New York</text:p>
          </table:table-cell>
          <table:table-cell office:value-type="string">
            <text:p>Ossining</text:p>
          </table:table-cell>
          <table:table-cell office:value-type="string">
            <text:p>Sing Sing Prison</text:p>
          </table:table-cell>
          <table:table-cell office:value-type="string">
            <text:p>Solitaire / Star of Hope / Bulletin</text:p>
          </table:table-cell>
          <table:table-cell office:value-type="float" office:value="1887">
            <text:p>1887</text:p>
          </table:table-cell>
          <table:table-cell office:value-type="string">
            <text:p>s</text:p>
          </table:table-cell>
          <table:table-cell office:value-type="float" office:value="1921">
            <text:p>1921</text:p>
          </table:table-cell>
          <table:table-cell office:value-type="string">
            <text:p>t</text:p>
          </table:table-cell>
          <table:table-cell table:number-columns-repeated="1015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New York</text:p>
          </table:table-cell>
          <table:table-cell office:value-type="string">
            <text:p>Elmira</text:p>
          </table:table-cell>
          <table:table-cell office:value-type="string">
            <text:p>State Reformatory</text:p>
          </table:table-cell>
          <table:table-cell office:value-type="string">
            <text:p>Summary</text:p>
          </table:table-cell>
          <table:table-cell office:value-type="float" office:value="1883">
            <text:p>1883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New York</text:p>
          </table:table-cell>
          <table:table-cell office:value-type="string">
            <text:p>Clinton</text:p>
          </table:table-cell>
          <table:table-cell office:value-type="string">
            <text:p>State Prison</text:p>
          </table:table-cell>
          <table:table-cell office:value-type="string">
            <text:p>Tab-O-Graph</text:p>
          </table:table-cell>
          <table:table-cell office:value-type="float" office:value="1944">
            <text:p>1944</text:p>
          </table:table-cell>
          <table:table-cell office:value-type="string">
            <text:p>e</text:p>
          </table:table-cell>
          <table:table-cell office:value-type="float" office:value="1944">
            <text:p>1944</text:p>
          </table:table-cell>
          <table:table-cell table:number-columns-repeated="1016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North Carolina</text:p>
          </table:table-cell>
          <table:table-cell office:value-type="string">
            <text:p>Jackson</text:p>
          </table:table-cell>
          <table:table-cell office:value-type="string">
            <text:p>Odom Prison</text:p>
          </table:table-cell>
          <table:table-cell office:value-type="string">
            <text:p>Odom Hi-Rider</text:p>
          </table:table-cell>
          <table:table-cell office:value-type="float" office:value="1961">
            <text:p>1961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Ohio</text:p>
          </table:table-cell>
          <table:table-cell office:value-type="string">
            <text:p>Lebanon</text:p>
          </table:table-cell>
          <table:table-cell office:value-type="string">
            <text:p>State Correctional Institution</text:p>
          </table:table-cell>
          <table:table-cell office:value-type="string">
            <text:p>Buccaneer / Advocate</text:p>
          </table:table-cell>
          <table:table-cell office:value-type="float" office:value="1961">
            <text:p>1961</text:p>
          </table:table-cell>
          <table:table-cell office:value-type="string">
            <text:p>s</text:p>
          </table:table-cell>
          <table:table-cell office:value-type="float" office:value="1975">
            <text:p>1975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Ohio</text:p>
          </table:table-cell>
          <table:table-cell office:value-type="string">
            <text:p>Chillicothe</text:p>
          </table:table-cell>
          <table:table-cell office:value-type="string">
            <text:p>Federal Reformatory</text:p>
          </table:table-cell>
          <table:table-cell office:value-type="string">
            <text:p>Flashlight / Chiliarch</text:p>
          </table:table-cell>
          <table:table-cell table:number-columns-repeated="1019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Ohio</text:p>
          </table:table-cell>
          <table:table-cell office:value-type="string">
            <text:p>Marion</text:p>
          </table:table-cell>
          <table:table-cell office:value-type="string">
            <text:p>State Correctional Institution</text:p>
          </table:table-cell>
          <table:table-cell office:value-type="string">
            <text:p>M C Eye</text:p>
          </table:table-cell>
          <table:table-cell office:value-type="float" office:value="1956">
            <text:p>1956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Ohio</text:p>
          </table:table-cell>
          <table:table-cell office:value-type="string">
            <text:p>Mansfield</text:p>
          </table:table-cell>
          <table:table-cell office:value-type="string">
            <text:p>State Reformatory</text:p>
          </table:table-cell>
          <table:table-cell office:value-type="string">
            <text:p>Reformatory Outlook / New Day / Criterion</text:p>
          </table:table-cell>
          <table:table-cell office:value-type="float" office:value="1903">
            <text:p>1903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Ohio</text:p>
          </table:table-cell>
          <table:table-cell office:value-type="string">
            <text:p>Columbus</text:p>
          </table:table-cell>
          <table:table-cell office:value-type="string">
            <text:p>State Penitentiary</text:p>
          </table:table-cell>
          <table:table-cell office:value-type="string">
            <text:p>O.P. News</text:p>
          </table:table-cell>
          <table:table-cell office:value-type="float" office:value="1892">
            <text:p>1892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Ohio</text:p>
          </table:table-cell>
          <table:table-cell office:value-type="string">
            <text:p>London</text:p>
          </table:table-cell>
          <table:table-cell office:value-type="string">
            <text:p>State Prison Farm</text:p>
          </table:table-cell>
          <table:table-cell office:value-type="string">
            <text:p>Prison Farmer</text:p>
          </table:table-cell>
          <table:table-cell office:value-type="float" office:value="1935">
            <text:p>1935</text:p>
          </table:table-cell>
          <table:table-cell office:value-type="string">
            <text:p>s</text:p>
          </table:table-cell>
          <table:table-cell office:value-type="float" office:value="1935">
            <text:p>1935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Oklahoma</text:p>
          </table:table-cell>
          <table:table-cell office:value-type="string">
            <text:p>Lexington</text:p>
          </table:table-cell>
          <table:table-cell office:value-type="string">
            <text:p>Joseph Harp Correctional Center</text:p>
          </table:table-cell>
          <table:table-cell office:value-type="string">
            <text:p>Concepts</text:p>
          </table:table-cell>
          <table:table-cell office:value-type="float" office:value="1990">
            <text:p>1990</text:p>
          </table:table-cell>
          <table:table-cell office:value-type="string">
            <text:p>e</text:p>
          </table:table-cell>
          <table:table-cell office:value-type="float" office:value="1990">
            <text:p>1990</text:p>
          </table:table-cell>
          <table:table-cell table:number-columns-repeated="1016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Oklahoma</text:p>
          </table:table-cell>
          <table:table-cell office:value-type="string">
            <text:p>McAlester</text:p>
          </table:table-cell>
          <table:table-cell office:value-type="string">
            <text:p>State Penitentiary</text:p>
          </table:table-cell>
          <table:table-cell office:value-type="string">
            <text:p>Eye Opener / Soonerland</text:p>
          </table:table-cell>
          <table:table-cell office:value-type="float" office:value="1936">
            <text:p>1936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Oklahoma</text:p>
          </table:table-cell>
          <table:table-cell office:value-type="string">
            <text:p>El Reno</text:p>
          </table:table-cell>
          <table:table-cell office:value-type="string">
            <text:p>Federal Reformatory</text:p>
          </table:table-cell>
          <table:table-cell office:value-type="string">
            <text:p>Outlook</text:p>
          </table:table-cell>
          <table:table-cell office:value-type="float" office:value="1934">
            <text:p>1934</text:p>
          </table:table-cell>
          <table:table-cell office:value-type="string">
            <text:p>s</text:p>
          </table:table-cell>
          <table:table-cell office:value-type="float" office:value="1934">
            <text:p>1934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Oklahoma</text:p>
          </table:table-cell>
          <table:table-cell office:value-type="string">
            <text:p>Granite</text:p>
          </table:table-cell>
          <table:table-cell office:value-type="string">
            <text:p>State Reformatory</text:p>
          </table:table-cell>
          <table:table-cell office:value-type="string">
            <text:p>News-Views</text:p>
          </table:table-cell>
          <table:table-cell office:value-type="float" office:value="1949">
            <text:p>1949</text:p>
          </table:table-cell>
          <table:table-cell office:value-type="string">
            <text:p>s</text:p>
          </table:table-cell>
          <table:table-cell office:value-type="float" office:value="1949">
            <text:p>1949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Oregon</text:p>
          </table:table-cell>
          <table:table-cell office:value-type="string">
            <text:p>Salem</text:p>
          </table:table-cell>
          <table:table-cell office:value-type="string">
            <text:p>State Penitentiary</text:p>
          </table:table-cell>
          <table:table-cell office:value-type="string">
            <text:p>Lend-a-hand / Shadows / Viewpoint</text:p>
          </table:table-cell>
          <table:table-cell office:value-type="float" office:value="1903">
            <text:p>1903</text:p>
          </table:table-cell>
          <table:table-cell office:value-type="string">
            <text:p>s</text:p>
          </table:table-cell>
          <table:table-cell office:value-type="float" office:value="1972">
            <text:p>1972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Pennsylvania</text:p>
          </table:table-cell>
          <table:table-cell office:value-type="string">
            <text:p>Philadelphia</text:p>
          </table:table-cell>
          <table:table-cell office:value-type="string">
            <text:p>State Correctional Institution</text:p>
          </table:table-cell>
          <table:table-cell office:value-type="string">
            <text:p>Umpire / Eastern Echo</text:p>
          </table:table-cell>
          <table:table-cell office:value-type="float" office:value="1956">
            <text:p>1956</text:p>
          </table:table-cell>
          <table:table-cell office:value-type="string">
            <text:p>e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Pennsylvania</text:p>
          </table:table-cell>
          <table:table-cell office:value-type="string">
            <text:p>Camp Hill</text:p>
          </table:table-cell>
          <table:table-cell office:value-type="string">
            <text:p>State Correctional Institution</text:p>
          </table:table-cell>
          <table:table-cell office:value-type="string">
            <text:p>Headliner</text:p>
          </table:table-cell>
          <table:table-cell office:value-type="float" office:value="1947">
            <text:p>1947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Pennsylvania</text:p>
          </table:table-cell>
          <table:table-cell office:value-type="string">
            <text:p>Pittsburg</text:p>
          </table:table-cell>
          <table:table-cell office:value-type="string">
            <text:p>Western Penitentiary</text:p>
          </table:table-cell>
          <table:table-cell office:value-type="string">
            <text:p>Keystone</text:p>
          </table:table-cell>
          <table:table-cell office:value-type="float" office:value="1944">
            <text:p>1944</text:p>
          </table:table-cell>
          <table:table-cell office:value-type="string">
            <text:p>e</text:p>
          </table:table-cell>
          <table:table-cell office:value-type="float" office:value="1944">
            <text:p>1944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Pennsylvania</text:p>
          </table:table-cell>
          <table:table-cell office:value-type="string">
            <text:p>Lewisburg</text:p>
          </table:table-cell>
          <table:table-cell office:value-type="string">
            <text:p>Federal Penitentiary</text:p>
          </table:table-cell>
          <table:table-cell office:value-type="string">
            <text:p>Periscope / Lens / Friday Flyer / First Step</text:p>
          </table:table-cell>
          <table:table-cell office:value-type="float" office:value="1933">
            <text:p>1933</text:p>
          </table:table-cell>
          <table:table-cell office:value-type="string">
            <text:p>s</text:p>
          </table:table-cell>
          <table:table-cell office:value-type="float" office:value="1972">
            <text:p>1972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Pennsylvania</text:p>
          </table:table-cell>
          <table:table-cell office:value-type="string">
            <text:p>Muncy</text:p>
          </table:table-cell>
          <table:table-cell office:value-type="string">
            <text:p>State Industrial Home for Women</text:p>
          </table:table-cell>
          <table:table-cell office:value-type="string">
            <text:p>Muncy Times</text:p>
          </table:table-cell>
          <table:table-cell office:value-type="float" office:value="1942">
            <text:p>1942</text:p>
          </table:table-cell>
          <table:table-cell office:value-type="string">
            <text:p>e</text:p>
          </table:table-cell>
          <table:table-cell office:value-type="float" office:value="1942">
            <text:p>1942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Pennsylvania</text:p>
          </table:table-cell>
          <table:table-cell office:value-type="string">
            <text:p>Muncy</text:p>
          </table:table-cell>
          <table:table-cell office:value-type="string">
            <text:p>State Correctional Institution</text:p>
          </table:table-cell>
          <table:table-cell office:value-type="string">
            <text:p>Prism</text:p>
          </table:table-cell>
          <table:table-cell office:value-type="float" office:value="1962">
            <text:p>1962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Pennsylvania</text:p>
          </table:table-cell>
          <table:table-cell/>
          <table:table-cell office:value-type="string">
            <text:p>State Reformatory</text:p>
          </table:table-cell>
          <table:table-cell office:value-type="string">
            <text:p>Reformatory Record</text:p>
          </table:table-cell>
          <table:table-cell office:value-type="float" office:value="1889">
            <text:p>1889</text:p>
          </table:table-cell>
          <table:table-cell office:value-type="string">
            <text:p>s</text:p>
          </table:table-cell>
          <table:table-cell office:value-type="float" office:value="1889">
            <text:p>1889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Pennsylvania</text:p>
          </table:table-cell>
          <table:table-cell office:value-type="string">
            <text:p>Bellefonte</text:p>
          </table:table-cell>
          <table:table-cell office:value-type="string">
            <text:p>Western Penitentiary</text:p>
          </table:table-cell>
          <table:table-cell office:value-type="string">
            <text:p>Rockview</text:p>
          </table:table-cell>
          <table:table-cell office:value-type="float" office:value="1889">
            <text:p>1889</text:p>
          </table:table-cell>
          <table:table-cell office:value-type="string">
            <text:p>s</text:p>
          </table:table-cell>
          <table:table-cell office:value-type="float" office:value="1889">
            <text:p>1889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Pennsylvania</text:p>
          </table:table-cell>
          <table:table-cell office:value-type="string">
            <text:p>Philadelphia</text:p>
          </table:table-cell>
          <table:table-cell office:value-type="string">
            <text:p>Debtors Prison</text:p>
          </table:table-cell>
          <table:table-cell office:value-type="string">
            <text:p>Supporter</text:p>
          </table:table-cell>
          <table:table-cell office:value-type="float" office:value="1800">
            <text:p>1800</text:p>
          </table:table-cell>
          <table:table-cell office:value-type="string">
            <text:p>s</text:p>
          </table:table-cell>
          <table:table-cell office:value-type="float" office:value="1800">
            <text:p>1800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Pennsylvania</text:p>
          </table:table-cell>
          <table:table-cell office:value-type="string">
            <text:p>Pittsburg</text:p>
          </table:table-cell>
          <table:table-cell office:value-type="string">
            <text:p>State Correctional Institute</text:p>
          </table:table-cell>
          <table:table-cell office:value-type="string">
            <text:p>Vibrations</text:p>
          </table:table-cell>
          <table:table-cell office:value-type="float" office:value="1970">
            <text:p>1970</text:p>
          </table:table-cell>
          <table:table-cell office:value-type="string">
            <text:p>s</text:p>
          </table:table-cell>
          <table:table-cell office:value-type="float" office:value="1971">
            <text:p>1971</text:p>
          </table:table-cell>
          <table:table-cell office:value-type="string">
            <text:p>t</text:p>
          </table:table-cell>
          <table:table-cell table:number-columns-repeated="1015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Pennsylvania</text:p>
          </table:table-cell>
          <table:table-cell office:value-type="string">
            <text:p>Easton</text:p>
          </table:table-cell>
          <table:table-cell office:value-type="string">
            <text:p>Northhampton County Prison</text:p>
          </table:table-cell>
          <table:table-cell office:value-type="string">
            <text:p>Inside News</text:p>
          </table:table-cell>
          <table:table-cell office:value-type="float" office:value="1966">
            <text:p>1966</text:p>
          </table:table-cell>
          <table:table-cell office:value-type="string">
            <text:p>e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Rhode Island</text:p>
          </table:table-cell>
          <table:table-cell office:value-type="string">
            <text:p>Howard</text:p>
          </table:table-cell>
          <table:table-cell office:value-type="string">
            <text:p>State Prison</text:p>
          </table:table-cell>
          <table:table-cell office:value-type="string">
            <text:p>Times / Hope Press</text:p>
          </table:table-cell>
          <table:table-cell office:value-type="float" office:value="1948">
            <text:p>1948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South Carolina</text:p>
          </table:table-cell>
          <table:table-cell office:value-type="string">
            <text:p>Columbia</text:p>
          </table:table-cell>
          <table:table-cell office:value-type="string">
            <text:p>State Penitentiary</text:p>
          </table:table-cell>
          <table:table-cell office:value-type="string">
            <text:p>About Face</text:p>
          </table:table-cell>
          <table:table-cell office:value-type="float" office:value="1957">
            <text:p>1957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South Dakota</text:p>
          </table:table-cell>
          <table:table-cell office:value-type="string">
            <text:p>Sioux Falls</text:p>
          </table:table-cell>
          <table:table-cell office:value-type="string">
            <text:p>State Penitentiary</text:p>
          </table:table-cell>
          <table:table-cell office:value-type="string">
            <text:p>Messenger</text:p>
          </table:table-cell>
          <table:table-cell office:value-type="float" office:value="1921">
            <text:p>1921</text:p>
          </table:table-cell>
          <table:table-cell office:value-type="string">
            <text:p>s</text:p>
          </table:table-cell>
          <table:table-cell office:value-type="float" office:value="1989">
            <text:p>1989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Tennessee</text:p>
          </table:table-cell>
          <table:table-cell office:value-type="string">
            <text:p>Nashville</text:p>
          </table:table-cell>
          <table:table-cell office:value-type="string">
            <text:p>State Penitentiary</text:p>
          </table:table-cell>
          <table:table-cell office:value-type="string">
            <text:p>This Is It / Interim</text:p>
          </table:table-cell>
          <table:table-cell office:value-type="float" office:value="1951">
            <text:p>1951</text:p>
          </table:table-cell>
          <table:table-cell office:value-type="string">
            <text:p>s</text:p>
          </table:table-cell>
          <table:table-cell office:value-type="float" office:value="1986">
            <text:p>198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Tennessee</text:p>
          </table:table-cell>
          <table:table-cell office:value-type="string">
            <text:p>Nashville</text:p>
          </table:table-cell>
          <table:table-cell office:value-type="string">
            <text:p>Middle Tennessee Reception Center</text:p>
          </table:table-cell>
          <table:table-cell office:value-type="string">
            <text:p>Inside Story</text:p>
          </table:table-cell>
          <table:table-cell office:value-type="float" office:value="1990">
            <text:p>1990</text:p>
          </table:table-cell>
          <table:table-cell office:value-type="string">
            <text:p>e</text:p>
          </table:table-cell>
          <table:table-cell office:value-type="float" office:value="1990">
            <text:p>1990</text:p>
          </table:table-cell>
          <table:table-cell table:number-columns-repeated="1016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Tennessee</text:p>
          </table:table-cell>
          <table:table-cell office:value-type="string">
            <text:p>Nashville</text:p>
          </table:table-cell>
          <table:table-cell office:value-type="string">
            <text:p>Riverbend Maximum Security Institution</text:p>
          </table:table-cell>
          <table:table-cell office:value-type="string">
            <text:p>Maximum Times</text:p>
          </table:table-cell>
          <table:table-cell office:value-type="float" office:value="1990">
            <text:p>1990</text:p>
          </table:table-cell>
          <table:table-cell office:value-type="string">
            <text:p>e</text:p>
          </table:table-cell>
          <table:table-cell office:value-type="float" office:value="1990">
            <text:p>1990</text:p>
          </table:table-cell>
          <table:table-cell table:number-columns-repeated="1016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Tennessee</text:p>
          </table:table-cell>
          <table:table-cell office:value-type="string">
            <text:p>Only</text:p>
          </table:table-cell>
          <table:table-cell office:value-type="string">
            <text:p>Turney Center Industrial Prison</text:p>
          </table:table-cell>
          <table:table-cell office:value-type="string">
            <text:p>Only Voice</text:p>
          </table:table-cell>
          <table:table-cell office:value-type="float" office:value="1990">
            <text:p>1990</text:p>
          </table:table-cell>
          <table:table-cell office:value-type="string">
            <text:p>e</text:p>
          </table:table-cell>
          <table:table-cell office:value-type="float" office:value="1990">
            <text:p>1990</text:p>
          </table:table-cell>
          <table:table-cell table:number-columns-repeated="1016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Tennessee</text:p>
          </table:table-cell>
          <table:table-cell office:value-type="string">
            <text:p>Tiptonville</text:p>
          </table:table-cell>
          <table:table-cell office:value-type="string">
            <text:p>Lake County Regional Correctional Facility</text:p>
          </table:table-cell>
          <table:table-cell office:value-type="string">
            <text:p>Paragon</text:p>
          </table:table-cell>
          <table:table-cell office:value-type="float" office:value="1986">
            <text:p>1986</text:p>
          </table:table-cell>
          <table:table-cell office:value-type="string">
            <text:p>e</text:p>
          </table:table-cell>
          <table:table-cell office:value-type="float" office:value="1986">
            <text:p>1986</text:p>
          </table:table-cell>
          <table:table-cell table:number-columns-repeated="1016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Tennessee</text:p>
          </table:table-cell>
          <table:table-cell office:value-type="string">
            <text:p>Pikeville</text:p>
          </table:table-cell>
          <table:table-cell office:value-type="string">
            <text:p>Southeastern State Regional Correctional Facility</text:p>
          </table:table-cell>
          <table:table-cell office:value-type="string">
            <text:p>Verdict</text:p>
          </table:table-cell>
          <table:table-cell office:value-type="float" office:value="1986">
            <text:p>1986</text:p>
          </table:table-cell>
          <table:table-cell office:value-type="string">
            <text:p>e</text:p>
          </table:table-cell>
          <table:table-cell office:value-type="float" office:value="1986">
            <text:p>1986</text:p>
          </table:table-cell>
          <table:table-cell table:number-columns-repeated="1016"/>
        </table:table-row>
        <table:table-row table:style-name="ro1">
          <table:table-cell office:value-type="float" office:value="191.1">
            <text:p>191.1</text:p>
          </table:table-cell>
          <table:table-cell office:value-type="string">
            <text:p>Tennessee</text:p>
          </table:table-cell>
          <table:table-cell office:value-type="string">
            <text:p>Mephis</text:p>
          </table:table-cell>
          <table:table-cell office:value-type="string">
            <text:p>Shelby County Penal Farm</text:p>
          </table:table-cell>
          <table:table-cell office:value-type="string">
            <text:p>Lantern Daily</text:p>
          </table:table-cell>
          <table:table-cell office:value-type="float" office:value="1965">
            <text:p>1965</text:p>
          </table:table-cell>
          <table:table-cell office:value-type="string">
            <text:p>e</text:p>
          </table:table-cell>
          <table:table-cell office:value-type="float" office:value="1965">
            <text:p>1965</text:p>
          </table:table-cell>
          <table:table-cell table:number-columns-repeated="1016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Texas</text:p>
          </table:table-cell>
          <table:table-cell office:value-type="string">
            <text:p>La Tuna</text:p>
          </table:table-cell>
          <table:table-cell office:value-type="string">
            <text:p>Federal Reformatory</text:p>
          </table:table-cell>
          <table:table-cell office:value-type="string">
            <text:p>B. Sentinel / El Centinela / Fronterizo</text:p>
          </table:table-cell>
          <table:table-cell office:value-type="float" office:value="1941">
            <text:p>1941</text:p>
          </table:table-cell>
          <table:table-cell office:value-type="string">
            <text:p>e</text:p>
          </table:table-cell>
          <table:table-cell office:value-type="float" office:value="1941">
            <text:p>1941</text:p>
          </table:table-cell>
          <table:table-cell table:number-columns-repeated="1016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Texas</text:p>
          </table:table-cell>
          <table:table-cell office:value-type="string">
            <text:p>Huntsville</text:p>
          </table:table-cell>
          <table:table-cell office:value-type="string">
            <text:p>State Prison System </text:p>
          </table:table-cell>
          <table:table-cell office:value-type="string">
            <text:p>Monitor / Echo / Joint Endeavor / Wynot</text:p>
          </table:table-cell>
          <table:table-cell office:value-type="float" office:value="1909">
            <text:p>1909</text:p>
          </table:table-cell>
          <table:table-cell office:value-type="string">
            <text:p>s</text:p>
          </table:table-cell>
          <table:table-cell office:value-type="float" office:value="2001">
            <text:p>2001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Texas</text:p>
          </table:table-cell>
          <table:table-cell office:value-type="string">
            <text:p>Seagoville</text:p>
          </table:table-cell>
          <table:table-cell office:value-type="string">
            <text:p>Federal Reformatory</text:p>
          </table:table-cell>
          <table:table-cell office:value-type="string">
            <text:p>Seagazette / This 'N That</text:p>
          </table:table-cell>
          <table:table-cell office:value-type="float" office:value="1948">
            <text:p>1948</text:p>
          </table:table-cell>
          <table:table-cell office:value-type="string">
            <text:p>s</text:p>
          </table:table-cell>
          <table:table-cell office:value-type="float" office:value="1948">
            <text:p>1948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Texas</text:p>
          </table:table-cell>
          <table:table-cell office:value-type="string">
            <text:p>Texarkana</text:p>
          </table:table-cell>
          <table:table-cell office:value-type="string">
            <text:p>Federal Correctional Institution</text:p>
          </table:table-cell>
          <table:table-cell office:value-type="string">
            <text:p>Spot Light / The Crossroads</text:p>
          </table:table-cell>
          <table:table-cell office:value-type="float" office:value="1942">
            <text:p>1942</text:p>
          </table:table-cell>
          <table:table-cell office:value-type="string">
            <text:p>e</text:p>
          </table:table-cell>
          <table:table-cell office:value-type="float" office:value="1966">
            <text:p>1966</text:p>
          </table:table-cell>
          <table:table-cell table:number-columns-repeated="1016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Utah</text:p>
          </table:table-cell>
          <table:table-cell office:value-type="string">
            <text:p>Draper</text:p>
          </table:table-cell>
          <table:table-cell office:value-type="string">
            <text:p>State Prison</text:p>
          </table:table-cell>
          <table:table-cell office:value-type="string">
            <text:p>The Point / Pointer News</text:p>
          </table:table-cell>
          <table:table-cell office:value-type="float" office:value="1947">
            <text:p>1947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Utah</text:p>
          </table:table-cell>
          <table:table-cell office:value-type="string">
            <text:p>Salt Lake City</text:p>
          </table:table-cell>
          <table:table-cell office:value-type="string">
            <text:p>State Prison</text:p>
          </table:table-cell>
          <table:table-cell office:value-type="string">
            <text:p>Utah Penwiper</text:p>
          </table:table-cell>
          <table:table-cell office:value-type="float" office:value="1932">
            <text:p>1932</text:p>
          </table:table-cell>
          <table:table-cell office:value-type="string">
            <text:p>s</text:p>
          </table:table-cell>
          <table:table-cell office:value-type="float" office:value="1932">
            <text:p>1932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Vermont</text:p>
          </table:table-cell>
          <table:table-cell office:value-type="string">
            <text:p>Windsor</text:p>
          </table:table-cell>
          <table:table-cell office:value-type="string">
            <text:p>State Prison</text:p>
          </table:table-cell>
          <table:table-cell office:value-type="string">
            <text:p>Green Mountain Graphic</text:p>
          </table:table-cell>
          <table:table-cell office:value-type="float" office:value="1955">
            <text:p>1955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Vermont</text:p>
          </table:table-cell>
          <table:table-cell office:value-type="string">
            <text:p>Rutland</text:p>
          </table:table-cell>
          <table:table-cell office:value-type="string">
            <text:p>State Women's Reformatory</text:p>
          </table:table-cell>
          <table:table-cell office:value-type="string">
            <text:p>ETC</text:p>
          </table:table-cell>
          <table:table-cell office:value-type="float" office:value="1963">
            <text:p>1963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Virginia</text:p>
          </table:table-cell>
          <table:table-cell office:value-type="string">
            <text:p>Goochland</text:p>
          </table:table-cell>
          <table:table-cell office:value-type="string">
            <text:p>State Industrial Farm for Women</text:p>
          </table:table-cell>
          <table:table-cell office:value-type="string">
            <text:p>Citizen</text:p>
          </table:table-cell>
          <table:table-cell office:value-type="float" office:value="1941">
            <text:p>1941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Virginia</text:p>
          </table:table-cell>
          <table:table-cell office:value-type="string">
            <text:p>Richmond</text:p>
          </table:table-cell>
          <table:table-cell office:value-type="string">
            <text:p>State Penitentiary</text:p>
          </table:table-cell>
          <table:table-cell office:value-type="string">
            <text:p>Beacon / FYSK Magazine / Virginian</text:p>
          </table:table-cell>
          <table:table-cell office:value-type="float" office:value="1942">
            <text:p>1942</text:p>
          </table:table-cell>
          <table:table-cell office:value-type="string">
            <text:p>e</text:p>
          </table:table-cell>
          <table:table-cell office:value-type="float" office:value="1984">
            <text:p>1984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Virginia</text:p>
          </table:table-cell>
          <table:table-cell office:value-type="string">
            <text:p>Bland</text:p>
          </table:table-cell>
          <table:table-cell office:value-type="string">
            <text:p>Bland Correctional Farm</text:p>
          </table:table-cell>
          <table:table-cell office:value-type="string">
            <text:p>The Roller</text:p>
          </table:table-cell>
          <table:table-cell office:value-type="float" office:value="1956">
            <text:p>1956</text:p>
          </table:table-cell>
          <table:table-cell office:value-type="string">
            <text:p>s</text:p>
          </table:table-cell>
          <table:table-cell office:value-type="float" office:value="1966">
            <text:p>196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203.1">
            <text:p>203.1</text:p>
          </table:table-cell>
          <table:table-cell office:value-type="string">
            <text:p>Virginia</text:p>
          </table:table-cell>
          <table:table-cell office:value-type="string">
            <text:p>State Farm</text:p>
          </table:table-cell>
          <table:table-cell office:value-type="string">
            <text:p>Southside State Farm</text:p>
          </table:table-cell>
          <table:table-cell office:value-type="string">
            <text:p>Reaching Out</text:p>
          </table:table-cell>
          <table:table-cell office:value-type="float" office:value="1973">
            <text:p>1973</text:p>
          </table:table-cell>
          <table:table-cell office:value-type="string">
            <text:p>e</text:p>
          </table:table-cell>
          <table:table-cell office:value-type="float" office:value="1973">
            <text:p>1973</text:p>
          </table:table-cell>
          <table:table-cell table:number-columns-repeated="1016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Washington</text:p>
          </table:table-cell>
          <table:table-cell office:value-type="string">
            <text:p>Monroe</text:p>
          </table:table-cell>
          <table:table-cell office:value-type="string">
            <text:p>State Reformatory</text:p>
          </table:table-cell>
          <table:table-cell office:value-type="string">
            <text:p>Hornet / Totem / Prison Legal News</text:p>
          </table:table-cell>
          <table:table-cell office:value-type="float" office:value="1942">
            <text:p>1942</text:p>
          </table:table-cell>
          <table:table-cell office:value-type="string">
            <text:p>e</text:p>
          </table:table-cell>
          <table:table-cell office:value-type="float" office:value="2006">
            <text:p>2006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Washington</text:p>
          </table:table-cell>
          <table:table-cell office:value-type="string">
            <text:p>Walla Walla</text:p>
          </table:table-cell>
          <table:table-cell office:value-type="string">
            <text:p>State Penitentiary</text:p>
          </table:table-cell>
          <table:table-cell office:value-type="string">
            <text:p>Our Dope Book / Our View Point / Outlook</text:p>
          </table:table-cell>
          <table:table-cell office:value-type="float" office:value="1913">
            <text:p>1913</text:p>
          </table:table-cell>
          <table:table-cell office:value-type="string">
            <text:p>s</text:p>
          </table:table-cell>
          <table:table-cell office:value-type="float" office:value="1913">
            <text:p>1913</text:p>
          </table:table-cell>
          <table:table-cell office:value-type="string">
            <text:p>c</text:p>
          </table:table-cell>
          <table:table-cell table:number-columns-repeated="1015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Washington</text:p>
          </table:table-cell>
          <table:table-cell office:value-type="string">
            <text:p>McNeil Island</text:p>
          </table:table-cell>
          <table:table-cell office:value-type="string">
            <text:p>Federal Penitentiary</text:p>
          </table:table-cell>
          <table:table-cell office:value-type="string">
            <text:p>Lantern</text:p>
          </table:table-cell>
          <table:table-cell office:value-type="float" office:value="1924">
            <text:p>1924</text:p>
          </table:table-cell>
          <table:table-cell office:value-type="string">
            <text:p>s</text:p>
          </table:table-cell>
          <table:table-cell office:value-type="float" office:value="1972">
            <text:p>1972</text:p>
          </table:table-cell>
          <table:table-cell table:number-columns-repeated="1016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West Virgina</text:p>
          </table:table-cell>
          <table:table-cell office:value-type="string">
            <text:p>Alderson</text:p>
          </table:table-cell>
          <table:table-cell office:value-type="string">
            <text:p>Federal Reformatory for Women</text:p>
          </table:table-cell>
          <table:table-cell office:value-type="string">
            <text:p>Eagle</text:p>
          </table:table-cell>
          <table:table-cell office:value-type="float" office:value="1933">
            <text:p>1933</text:p>
          </table:table-cell>
          <table:table-cell office:value-type="string">
            <text:p>s</text:p>
          </table:table-cell>
          <table:table-cell office:value-type="float" office:value="1933">
            <text:p>1933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West Virgina</text:p>
          </table:table-cell>
          <table:table-cell office:value-type="string">
            <text:p>Moundsville</text:p>
          </table:table-cell>
          <table:table-cell office:value-type="string">
            <text:p>State Penitentiary</text:p>
          </table:table-cell>
          <table:table-cell office:value-type="string">
            <text:p>Penscope / New Penscope</text:p>
          </table:table-cell>
          <table:table-cell office:value-type="float" office:value="1948">
            <text:p>1948</text:p>
          </table:table-cell>
          <table:table-cell office:value-type="string">
            <text:p>s</text:p>
          </table:table-cell>
          <table:table-cell office:value-type="float" office:value="1979">
            <text:p>1979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Wisconsin</text:p>
          </table:table-cell>
          <table:table-cell office:value-type="string">
            <text:p>Wampun</text:p>
          </table:table-cell>
          <table:table-cell office:value-type="string">
            <text:p>State Prison</text:p>
          </table:table-cell>
          <table:table-cell office:value-type="string">
            <text:p>Candle / Wampum World</text:p>
          </table:table-cell>
          <table:table-cell office:value-type="float" office:value="1943">
            <text:p>1943</text:p>
          </table:table-cell>
          <table:table-cell office:value-type="string">
            <text:p>e</text:p>
          </table:table-cell>
          <table:table-cell office:value-type="float" office:value="1977">
            <text:p>1977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Wisconsin</text:p>
          </table:table-cell>
          <table:table-cell office:value-type="string">
            <text:p>Green Bay</text:p>
          </table:table-cell>
          <table:table-cell office:value-type="string">
            <text:p>State Reformatory</text:p>
          </table:table-cell>
          <table:table-cell office:value-type="string">
            <text:p>Bay Banner / Panorama Press</text:p>
          </table:table-cell>
          <table:table-cell office:value-type="float" office:value="1952">
            <text:p>1952</text:p>
          </table:table-cell>
          <table:table-cell office:value-type="string">
            <text:p>s</text:p>
          </table:table-cell>
          <table:table-cell office:value-type="float" office:value="1974">
            <text:p>1974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Wisconsin</text:p>
          </table:table-cell>
          <table:table-cell office:value-type="string">
            <text:p>Fox Lake</text:p>
          </table:table-cell>
          <table:table-cell office:value-type="string">
            <text:p>State Correctional Institution</text:p>
          </table:table-cell>
          <table:table-cell office:value-type="string">
            <text:p>WCI Solar Screen</text:p>
          </table:table-cell>
          <table:table-cell office:value-type="float" office:value="1963">
            <text:p>1963</text:p>
          </table:table-cell>
          <table:table-cell office:value-type="string">
            <text:p>s</text:p>
          </table:table-cell>
          <table:table-cell office:value-type="float" office:value="1972">
            <text:p>1972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Wyoming</text:p>
          </table:table-cell>
          <table:table-cell office:value-type="string">
            <text:p>Rawlins</text:p>
          </table:table-cell>
          <table:table-cell office:value-type="string">
            <text:p>State Penitentiary</text:p>
          </table:table-cell>
          <table:table-cell office:value-type="string">
            <text:p>Best Scene</text:p>
          </table:table-cell>
          <table:table-cell office:value-type="float" office:value="1962">
            <text:p>1962</text:p>
          </table:table-cell>
          <table:table-cell office:value-type="string">
            <text:p>s</text:p>
          </table:table-cell>
          <table:table-cell office:value-type="float" office:value="1975">
            <text:p>1975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itional data" table:style-name="ta2" table:print="false"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1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1" table:number-columns-repeated="1016" table:default-cell-style-name="Excel_20_Built-in_20_Normal"/>
        <table:table-row table:style-name="ro1">
          <table:table-cell table:style-name="ce1" office:value-type="string" table:number-columns-spanned="2" table:number-rows-spanned="1">
            <text:p>Additional data on the U.S. prison press</text:p>
          </table:table-cell>
          <table:covered-table-cell table:style-name="ce2"/>
          <table:table-cell table:number-columns-repeated="5"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ersion: 1.0</text:p>
          </table:table-cell>
          <table:table-cell table:number-columns-repeated="1016"/>
        </table:table-row>
        <table:table-row table:style-name="ro1">
          <table:table-cell office:value-type="string">
            <text:p>Star of Hope, New York state prison publication, 1903</text:p>
          </table:table-cell>
          <table:table-cell table:number-columns-repeated="1023"/>
        </table:table-row>
        <table:table-row table:style-name="ro1">
          <table:table-cell office:value-type="string">
            <text:p>Star of Hope copies printed</text:p>
          </table:table-cell>
          <table:table-cell table:style-name="ce3" office:value-type="float" office:value="5000">
            <text:p><text:s/>5,000 </text:p>
          </table:table-cell>
          <table:table-cell table:number-columns-repeated="5"/>
          <table:table-cell office:value-type="string">
            <text:p>Pp. 281-2, 289 in</text:p>
          </table:table-cell>
          <table:table-cell table:number-columns-repeated="1016"/>
        </table:table-row>
        <table:table-row table:style-name="ro1">
          <table:table-cell office:value-type="string">
            <text:p>share of prisoners getting Star of Hope</text:p>
          </table:table-cell>
          <table:table-cell table:style-name="ce4" table:formula="of:=2/3" office:value-type="percentage" office:value="0.666666666666667">
            <text:p>67%</text:p>
          </table:table-cell>
          <table:table-cell table:number-columns-repeated="5"/>
          <table:table-cell office:value-type="string">
            <text:p>Number 1500 (1903). "Prison Journalism." The Bookman vol. (Nov.): 281-90.</text:p>
          </table:table-cell>
          <table:table-cell table:number-columns-repeated="1016"/>
        </table:table-row>
        <table:table-row table:style-name="ro1">
          <table:table-cell office:value-type="string">
            <text:p>copies to prisoners</text:p>
          </table:table-cell>
          <table:table-cell table:style-name="ce3" table:formula="of:=[.C21]*[.B6]" office:value-type="float" office:value="2929.33333333333">
            <text:p><text:s/>2,929 </text:p>
          </table:table-cell>
          <table:table-cell table:number-columns-repeated="1022"/>
        </table:table-row>
        <table:table-row table:style-name="ro1">
          <table:table-cell office:value-type="string">
            <text:p>copies to outside</text:p>
          </table:table-cell>
          <table:table-cell table:style-name="ce3" table:formula="of:=[.B5]-[.B7]" office:value-type="float" office:value="2070.66666666667">
            <text:p><text:s/>2,071 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ew York state prison population, 1904</text:p>
          </table:table-cell>
          <table:table-cell table:number-columns-repeated="1023"/>
        </table:table-row>
        <table:table-row table:style-name="ro1">
          <table:table-cell office:value-type="string">
            <text:p>city</text:p>
          </table:table-cell>
          <table:table-cell office:value-type="string">
            <text:p>prison name</text:p>
          </table:table-cell>
          <table:table-cell office:value-type="string">
            <text:p>prisoners</text:p>
          </table:table-cell>
          <table:table-cell table:number-columns-repeated="1021"/>
        </table:table-row>
        <table:table-row table:style-name="ro1">
          <table:table-cell office:value-type="string">
            <text:p>Auburn</text:p>
          </table:table-cell>
          <table:table-cell office:value-type="string">
            <text:p>State Prison</text:p>
          </table:table-cell>
          <table:table-cell office:value-type="float" office:value="1245">
            <text:p>1245</text:p>
          </table:table-cell>
          <table:table-cell table:number-columns-repeated="4"/>
          <table:table-cell office:value-type="string">
            <text:p>U.S. Census Bureau; see</text:p>
          </table:table-cell>
          <table:table-cell table:number-columns-repeated="1016"/>
        </table:table-row>
        <table:table-row table:style-name="ro1">
          <table:table-cell office:value-type="string">
            <text:p>Dannemora</text:p>
          </table:table-cell>
          <table:table-cell office:value-type="string">
            <text:p>Clinton Prison</text:p>
          </table:table-cell>
          <table:table-cell office:value-type="float" office:value="1090">
            <text:p>1090</text:p>
          </table:table-cell>
          <table:table-cell table:number-columns-repeated="4"/>
          <table:table-cell office:value-type="string">
            <text:p>"prison library dataset" in workbook libraries-prisons-before-1940</text:p>
          </table:table-cell>
          <table:table-cell table:number-columns-repeated="1016"/>
        </table:table-row>
        <table:table-row table:style-name="ro1">
          <table:table-cell office:value-type="string">
            <text:p>Elmira</text:p>
          </table:table-cell>
          <table:table-cell office:value-type="string">
            <text:p>Reformatory (adults)</text:p>
          </table:table-cell>
          <table:table-cell office:value-type="float" office:value="1338">
            <text:p>1338</text:p>
          </table:table-cell>
          <table:table-cell table:number-columns-repeated="1021"/>
        </table:table-row>
        <table:table-row table:style-name="ro1">
          <table:table-cell office:value-type="string">
            <text:p>Ossining</text:p>
          </table:table-cell>
          <table:table-cell office:value-type="string">
            <text:p>Sing Sing State Prison</text:p>
          </table:table-cell>
          <table:table-cell office:value-type="float" office:value="1229">
            <text:p>1229</text:p>
          </table:table-cell>
          <table:table-cell table:number-columns-repeated="1021"/>
        </table:table-row>
        <table:table-row table:style-name="ro1">
          <table:table-cell office:value-type="string">
            <text:p>Napanoch</text:p>
          </table:table-cell>
          <table:table-cell office:value-type="string">
            <text:p>Eastern New York Reformatory</text:p>
          </table:table-cell>
          <table:table-cell office:value-type="float" office:value="458">
            <text:p>458</text:p>
          </table:table-cell>
          <table:table-cell table:number-columns-repeated="1021"/>
        </table:table-row>
        <table:table-row table:style-name="ro1">
          <table:table-cell office:value-type="string">
            <text:p>Bedford Hills</text:p>
          </table:table-cell>
          <table:table-cell office:value-type="string">
            <text:p>Reformatory for Women</text:p>
          </table:table-cell>
          <table:table-cell office:value-type="float" office:value="220">
            <text:p>220</text:p>
          </table:table-cell>
          <table:table-cell table:number-columns-repeated="1021"/>
        </table:table-row>
        <table:table-row table:style-name="ro1">
          <table:table-cell office:value-type="string">
            <text:p>Rochester</text:p>
          </table:table-cell>
          <table:table-cell office:value-type="string">
            <text:p>Western House of Refuge for Women, Albion (reformatory)</text:p>
          </table:table-cell>
          <table:table-cell office:value-type="float" office:value="152">
            <text:p>15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prisoners, ex. Elmira</text:p>
          </table:table-cell>
          <table:table-cell/>
          <table:table-cell table:style-name="ce3" table:formula="of:=[.C13]+[.C14]+[.C16]+[.C17]+[.C18]+[.C19]" office:value-type="float" office:value="4394">
            <text:p><text:s/>4,394 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ewspapers outside prisons in 190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newspapers</text:p>
          </table:table-cell>
          <table:table-cell office:value-type="string">
            <text:p>aggregate circ per issue (1000s)</text:p>
          </table:table-cell>
          <table:table-cell office:value-type="string">
            <text:p>circ per newspaper</text:p>
          </table:table-cell>
          <table:table-cell table:number-columns-repeated="1020"/>
        </table:table-row>
        <table:table-row table:style-name="ro1">
          <table:table-cell office:value-type="string">
            <text:p>daily</text:p>
          </table:table-cell>
          <table:table-cell office:value-type="float" office:value="2452">
            <text:p>2452</text:p>
          </table:table-cell>
          <table:table-cell office:value-type="float" office:value="19633">
            <text:p>19633</text:p>
          </table:table-cell>
          <table:table-cell table:style-name="ce6" table:formula="of:=1000*[.C28]/[.B28]" office:value-type="float" office:value="8006.93311582382">
            <text:p>8,007</text:p>
          </table:table-cell>
          <table:table-cell table:number-columns-repeated="3"/>
          <table:table-cell office:value-type="string">
            <text:p>Calculated from Tables 44 and 47 in </text:p>
          </table:table-cell>
          <table:table-cell table:number-columns-repeated="1016"/>
        </table:table-row>
        <table:table-row table:style-name="ro1">
          <table:table-cell office:value-type="string">
            <text:p>weekly</text:p>
          </table:table-cell>
          <table:table-cell office:value-type="float" office:value="15006">
            <text:p>15006</text:p>
          </table:table-cell>
          <table:table-cell table:formula="of:=36227" office:value-type="float" office:value="36227">
            <text:p>36227</text:p>
          </table:table-cell>
          <table:table-cell table:style-name="ce6" table:formula="of:=1000*[.C29]/[.B29]" office:value-type="float" office:value="2414.16766626683">
            <text:p>2,414</text:p>
          </table:table-cell>
          <table:table-cell table:number-columns-repeated="3"/>
          <table:table-cell office:value-type="string">
            <text:p>Census of 1910, Reports, Manufactures, v. 10, pp. 789, 791.</text:p>
          </table:table-cell>
          <table:table-cell table:number-columns-repeated="1016"/>
        </table:table-row>
        <table:table-row table:style-name="ro1">
          <table:table-cell office:value-type="string">
            <text:p>top-10 city dailies</text:p>
          </table:table-cell>
          <table:table-cell office:value-type="float" office:value="234">
            <text:p>234</text:p>
          </table:table-cell>
          <table:table-cell office:value-type="float" office:value="9915">
            <text:p>9915</text:p>
          </table:table-cell>
          <table:table-cell table:style-name="ce6" table:formula="of:=1000*[.C30]/[.B30]" office:value-type="float" office:value="42371.7948717949">
            <text:p>42,372</text:p>
          </table:table-cell>
          <table:table-cell table:number-columns-repeated="1020"/>
        </table:table-row>
        <table:table-row table:style-name="ro1">
          <table:table-cell office:value-type="string">
            <text:p>others</text:p>
          </table:table-cell>
          <table:table-cell table:formula="of:=[.B28]-[.B30]" office:value-type="float" office:value="2218">
            <text:p>2218</text:p>
          </table:table-cell>
          <table:table-cell table:formula="of:=[.C28]-[.C30]" office:value-type="float" office:value="9718">
            <text:p>9718</text:p>
          </table:table-cell>
          <table:table-cell table:style-name="ce6" table:formula="of:=1000*[.C31]/[.B31]" office:value-type="float" office:value="4381.42470694319">
            <text:p>4,381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ison newspapers circulation trend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circulation</text:p>
          </table:table-cell>
          <table:table-cell office:value-type="string">
            <text:p>publications</text:p>
          </table:table-cell>
          <table:table-cell office:value-type="string">
            <text:p>circ/publicatio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09">
            <text:p>1909</text:p>
          </table:table-cell>
          <table:table-cell table:style-name="ce3" office:value-type="float" office:value="20000">
            <text:p><text:s/>20,000 </text:p>
          </table:table-cell>
          <table:table-cell office:value-type="float" office:value="18">
            <text:p>18</text:p>
          </table:table-cell>
          <table:table-cell table:style-name="ce3" table:formula="of:=[.C37]/[.D37]" office:value-type="float" office:value="1111.11111111111">
            <text:p><text:s/>1,111 </text:p>
          </table:table-cell>
          <table:table-cell table:number-columns-repeated="2"/>
          <table:table-cell office:value-type="string">
            <text:p>1909 figure: Barrows (1910) p. 25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34">
            <text:p>1934</text:p>
          </table:table-cell>
          <table:table-cell table:style-name="ce3" table:formula="of:=[.B59]/[.B61]" office:value-type="float" office:value="109912">
            <text:p><text:s/>109,912 </text:p>
          </table:table-cell>
          <table:table-cell table:formula="of:=[.B58]" office:value-type="float" office:value="69">
            <text:p>69</text:p>
          </table:table-cell>
          <table:table-cell table:style-name="ce3" table:formula="of:=[.B62]" office:value-type="float" office:value="1592.92753623188">
            <text:p><text:s/>1,593 </text:p>
          </table:table-cell>
          <table:table-cell table:style-name="ce8"/>
          <table:table-cell/>
          <table:table-cell office:value-type="string">
            <text:p>Barrows, Isabel C. (1910). Periodicals in Reformatories and Prisons. Penal and Reformatory Institutions. v. 2 of Correction and Prevention. Charles Richmond Henderson, ed. New York, Charities Publication Committee: 236-60 (Ch. XI, Sec. 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65">
            <text:p>1965</text:p>
          </table:table-cell>
          <table:table-cell table:style-name="ce3" table:formula="of:=[.B71]" office:value-type="float" office:value="259374">
            <text:p><text:s/>259,374 </text:p>
          </table:table-cell>
          <table:table-cell table:formula="of:=[.B68]" office:value-type="float" office:value="222">
            <text:p>222</text:p>
          </table:table-cell>
          <table:table-cell table:style-name="ce3" table:formula="of:=[.B73]" office:value-type="float" office:value="1168.35135135135">
            <text:p><text:s/>1,168 </text:p>
          </table:table-cell>
          <table:table-cell table:style-name="ce8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/>
          <table:table-cell table:style-name="ce8"/>
          <table:table-cell table:number-columns-repeated="1018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office:value-type="string">
            <text:p>Outside circulation of prison publications in 1934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prison size rang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prison publications</text:p>
          </table:table-cell>
          <table:table-cell office:value-type="string">
            <text:p>average outside circulatio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1">
            <text:p>481</text:p>
          </table:table-cell>
          <table:table-cell office:value-type="float" office:value="7581">
            <text:p>7581</text:p>
          </table:table-cell>
          <table:table-cell office:value-type="float" office:value="2">
            <text:p>2</text:p>
          </table:table-cell>
          <table:table-cell office:value-type="float" office:value="8500">
            <text:p>850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9">
            <text:p>159</text:p>
          </table:table-cell>
          <table:table-cell office:value-type="float" office:value="2874">
            <text:p>2874</text:p>
          </table:table-cell>
          <table:table-cell office:value-type="float" office:value="12">
            <text:p>12</text:p>
          </table:table-cell>
          <table:table-cell office:value-type="float" office:value="1500">
            <text:p>1500</text:p>
          </table:table-cell>
          <table:table-cell table:number-columns-repeated="2"/>
          <table:table-cell office:value-type="string">
            <text:p>p. 256 in Coulter, Isabella Kellock (1936). "A Study of Publications in National and State Penal and Correctional Institutions of the United States." Social Forces vol. 15(2): 255-61.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40">
            <text:p>540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850">
            <text:p>850</text:p>
          </table:table-cell>
          <table:table-cell table:number-columns-repeated="2"/>
          <table:table-cell office:value-type="string">
            <text:p>Id. states: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0">
            <text:p>220</text:p>
          </table:table-cell>
          <table:table-cell office:value-type="float" office:value="4104">
            <text:p>4104</text:p>
          </table:table-cell>
          <table:table-cell office:value-type="float" office:value="3">
            <text:p>3</text:p>
          </table:table-cell>
          <table:table-cell office:value-type="float" office:value="750">
            <text:p>750</text:p>
          </table:table-cell>
          <table:table-cell table:number-columns-repeated="2"/>
          <table:table-cell office:value-type="string">
            <text:p>The answers to the question as to the extent of outside circulation of the publications must have included, in many cases, the total circulation within and without the institution.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18">
            <text:p>418</text:p>
          </table:table-cell>
          <table:table-cell office:value-type="float" office:value="3300">
            <text:p>3300</text:p>
          </table:table-cell>
          <table:table-cell office:value-type="float" office:value="5">
            <text:p>5</text:p>
          </table:table-cell>
          <table:table-cell office:value-type="float" office:value="650">
            <text:p>6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0">
            <text:p>240</text:p>
          </table:table-cell>
          <table:table-cell office:value-type="float" office:value="5300">
            <text:p>5300</text:p>
          </table:table-cell>
          <table:table-cell office:value-type="float" office:value="5">
            <text:p>5</text:p>
          </table:table-cell>
          <table:table-cell office:value-type="float" office:value="550">
            <text:p>5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5">
            <text:p>155</text:p>
          </table:table-cell>
          <table:table-cell office:value-type="float" office:value="1496">
            <text:p>1496</text:p>
          </table:table-cell>
          <table:table-cell office:value-type="float" office:value="8">
            <text:p>8</text:p>
          </table:table-cell>
          <table:table-cell office:value-type="float" office:value="450">
            <text:p>4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1609">
            <text:p>1609</text:p>
          </table:table-cell>
          <table:table-cell office:value-type="float" office:value="7">
            <text:p>7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486">
            <text:p>3486</text:p>
          </table:table-cell>
          <table:table-cell office:value-type="float" office:value="7">
            <text:p>7</text:p>
          </table:table-cell>
          <table:table-cell office:value-type="float" office:value="250">
            <text:p>2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4">
            <text:p>224</text:p>
          </table:table-cell>
          <table:table-cell office:value-type="float" office:value="2266">
            <text:p>2266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1200">
            <text:p>1200</text:p>
          </table:table-cell>
          <table:table-cell office:value-type="float" office:value="13">
            <text:p>13</text:p>
          </table:table-cell>
          <table:table-cell office:value-type="float" office:value="112">
            <text:p>11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publications</text:p>
          </table:table-cell>
          <table:table-cell table:formula="of:=SUM([.D46:.D56])" office:value-type="float" office:value="69">
            <text:p>69</text:p>
          </table:table-cell>
          <table:table-cell table:number-columns-repeated="1022"/>
        </table:table-row>
        <table:table-row table:style-name="ro1">
          <table:table-cell office:value-type="string">
            <text:p>total outside circulation</text:p>
          </table:table-cell>
          <table:table-cell table:style-name="ce3" table:formula="of:=SUMPRODUCT([.D46:.D56];[.E46:.E56])" office:value-type="float" office:value="54956">
            <text:p><text:s/>54,956 </text:p>
          </table:table-cell>
          <table:table-cell table:number-columns-repeated="1022"/>
        </table:table-row>
        <table:table-row table:style-name="ro1">
          <table:table-cell office:value-type="string">
            <text:p>outside circ/publication</text:p>
          </table:table-cell>
          <table:table-cell table:style-name="ce3" table:formula="of:=[.B59]/[.B58]" office:value-type="float" office:value="796.463768115942">
            <text:p><text:s/>796 </text:p>
          </table:table-cell>
          <table:table-cell table:number-columns-repeated="3"/>
          <table:table-cell table:style-name="ce8"/>
          <table:table-cell table:number-columns-repeated="1018"/>
        </table:table-row>
        <table:table-row table:style-name="ro1">
          <table:table-cell office:value-type="string">
            <text:p>est outside circ/total circ</text:p>
          </table:table-cell>
          <table:table-cell office:value-type="float" office:value="0.5">
            <text:p>0.5</text:p>
          </table:table-cell>
          <table:table-cell table:number-columns-repeated="3"/>
          <table:table-cell table:style-name="ce8"/>
          <table:table-cell table:number-columns-repeated="1018"/>
        </table:table-row>
        <table:table-row table:style-name="ro1">
          <table:table-cell office:value-type="string">
            <text:p>total circ/publication</text:p>
          </table:table-cell>
          <table:table-cell table:style-name="ce3" table:formula="of:=[.B60]/[.B61]" office:value-type="float" office:value="1592.92753623188">
            <text:p><text:s/>1,593 </text:p>
          </table:table-cell>
          <table:table-cell table:number-columns-repeated="3"/>
          <table:table-cell table:style-name="ce8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U.S. prison publications circulation c. 1965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of publications</text:p>
          </table:table-cell>
          <table:table-cell office:value-type="float" office:value="222">
            <text:p>222</text:p>
          </table:table-cell>
          <table:table-cell table:number-columns-repeated="5"/>
          <table:table-cell office:value-type="string">
            <text:p>Baird (1967) p. 12</text:p>
          </table:table-cell>
          <table:table-cell table:number-columns-repeated="1016"/>
        </table:table-row>
        <table:table-row table:style-name="ro1">
          <table:table-cell office:value-type="string">
            <text:p>outside circulation</text:p>
          </table:table-cell>
          <table:table-cell table:style-name="ce3" office:value-type="float" office:value="80416">
            <text:p><text:s/>80,416 </text:p>
          </table:table-cell>
          <table:table-cell table:number-columns-repeated="5"/>
          <table:table-cell office:value-type="string">
            <text:p>Baird, Russell N. (1967). The Penal Press. Evanston, IL, Northwestern University Press.</text:p>
          </table:table-cell>
          <table:table-cell table:number-columns-repeated="1016"/>
        </table:table-row>
        <table:table-row table:style-name="ro1">
          <table:table-cell office:value-type="string">
            <text:p>total circulation</text:p>
          </table:table-cell>
          <table:table-cell table:style-name="ce3" office:value-type="float" office:value="240036">
            <text:p><text:s/>240,036 </text:p>
          </table:table-cell>
          <table:table-cell table:number-columns-repeated="1022"/>
        </table:table-row>
        <table:table-row table:style-name="ro1">
          <table:table-cell office:value-type="string">
            <text:p>total circulatin, adj. for non-reporting</text:p>
          </table:table-cell>
          <table:table-cell table:style-name="ce3" office:value-type="float" office:value="259374">
            <text:p><text:s/>259,374 </text:p>
          </table:table-cell>
          <table:table-cell table:number-columns-repeated="1022"/>
        </table:table-row>
        <table:table-row table:style-name="ro1">
          <table:table-cell office:value-type="string">
            <text:p>outside circulation share</text:p>
          </table:table-cell>
          <table:table-cell table:style-name="ce4" table:formula="of:=[.B69]/[.B70]" office:value-type="percentage" office:value="0.335016414204536">
            <text:p>34%</text:p>
          </table:table-cell>
          <table:table-cell table:number-columns-repeated="1022"/>
        </table:table-row>
        <table:table-row table:style-name="ro1">
          <table:table-cell office:value-type="string">
            <text:p>circulation/publication</text:p>
          </table:table-cell>
          <table:table-cell table:style-name="ce3" table:formula="of:=[.B71]/[.B68]" office:value-type="float" office:value="1168.35135135135">
            <text:p><text:s/>1,168 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>
            <text:p>prison newspapers and magazines page total estimate, US 1885-198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ublications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string">
            <text:p>estimates based on the prison press dataset</text:p>
          </table:table-cell>
          <table:table-cell table:number-columns-repeated="1016"/>
        </table:table-row>
        <table:table-row table:style-name="ro1">
          <table:table-cell office:value-type="string">
            <text:p>years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string">
            <text:p>publication frequency / year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 office:value-type="string">
            <text:p>pages / publication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pages</text:p>
          </table:table-cell>
          <table:table-cell table:formula="of:=PRODUCT([.B79:.B82])" office:value-type="float" office:value="1200000">
            <text:p>120000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rison-authors books</text:p>
          </table:table-cell>
          <table:table-cell table:number-columns-repeated="1023"/>
        </table:table-row>
        <table:table-row table:style-name="ro1">
          <table:table-cell office:value-type="string">
            <text:p>books published, 1789-1988</text:p>
          </table:table-cell>
          <table:table-cell office:value-type="float" office:value="950">
            <text:p>950</text:p>
          </table:table-cell>
          <table:table-cell table:number-columns-repeated="5"/>
          <table:table-cell office:value-type="string">
            <text:p>Pp. 293-341 in </text:p>
          </table:table-cell>
          <table:table-cell table:number-columns-repeated="1016"/>
        </table:table-row>
        <table:table-row table:style-name="ro1">
          <table:table-cell office:value-type="string">
            <text:p>estimated pages per book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string">
            <text:p>Franklin, H. Bruce (1989). Prison literature in America: the victim as criminal and artist. New York, Oxford University Press.</text:p>
          </table:table-cell>
          <table:table-cell table:number-columns-repeated="1016"/>
        </table:table-row>
        <table:table-row table:style-name="ro1">
          <table:table-cell office:value-type="string">
            <text:p>total pages</text:p>
          </table:table-cell>
          <table:table-cell table:formula="of:=[.B88]*[.B89]" office:value-type="float" office:value="190000">
            <text:p>19000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Daily newspapers outside prisons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papers</text:p>
          </table:table-cell>
          <table:table-cell office:value-type="string">
            <text:p>circ (millions)</text:p>
          </table:table-cell>
          <table:table-cell office:value-type="string">
            <text:p>circ/paper</text:p>
          </table:table-cell>
          <table:table-cell table:number-columns-repeated="2"/>
          <table:table-cell office:value-type="string">
            <text:p>Series R246-7 in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880">
            <text:p>1880</text:p>
          </table:table-cell>
          <table:table-cell office:value-type="float" office:value="850">
            <text:p>850</text:p>
          </table:table-cell>
          <table:table-cell office:value-type="float" office:value="3.1">
            <text:p>3.1</text:p>
          </table:table-cell>
          <table:table-cell table:style-name="ce6" table:formula="of:=1000000*[.D97]/[.C97]" office:value-type="float" office:value="3647.05882352941">
            <text:p>3,647</text:p>
          </table:table-cell>
          <table:table-cell table:number-columns-repeated="2"/>
          <table:table-cell office:value-type="string">
            <text:p>U.S. Bureau of the Census (1975). Historical Statistics of the United States, Colonial Times to 1970. Washington, DC, U.S. Government Printing Office.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00">
            <text:p>1900</text:p>
          </table:table-cell>
          <table:table-cell office:value-type="float" office:value="1967">
            <text:p>1967</text:p>
          </table:table-cell>
          <table:table-cell office:value-type="float" office:value="15.1">
            <text:p>15.1</text:p>
          </table:table-cell>
          <table:table-cell table:style-name="ce6" table:formula="of:=1000000*[.D98]/[.C98]" office:value-type="float" office:value="7676.66497203864">
            <text:p>7,677</text:p>
          </table:table-cell>
          <table:table-cell table:number-columns-repeated="2"/>
          <table:table-cell office:value-type="string">
            <text:p>Als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10">
            <text:p>1910</text:p>
          </table:table-cell>
          <table:table-cell office:value-type="float" office:value="2200">
            <text:p>2200</text:p>
          </table:table-cell>
          <table:table-cell office:value-type="float" office:value="22.4">
            <text:p>22.4</text:p>
          </table:table-cell>
          <table:table-cell table:style-name="ce6" table:formula="of:=1000000*[.D99]/[.C99]" office:value-type="float" office:value="10181.8181818182">
            <text:p>10,182</text:p>
          </table:table-cell>
          <table:table-cell table:number-columns-repeated="2"/>
          <table:table-cell office:value-type="string">
            <text:p>Carter, Susan B. et al. (2006). Historical statistics of the United States: Millennial Edition Cambridge, Cambridge University Press.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20">
            <text:p>1920</text:p>
          </table:table-cell>
          <table:table-cell office:value-type="float" office:value="2042">
            <text:p>2042</text:p>
          </table:table-cell>
          <table:table-cell office:value-type="float" office:value="27.8">
            <text:p>27.8</text:p>
          </table:table-cell>
          <table:table-cell table:style-name="ce6" table:formula="of:=1000000*[.D100]/[.C100]" office:value-type="float" office:value="13614.1038197845">
            <text:p>13,6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30">
            <text:p>1930</text:p>
          </table:table-cell>
          <table:table-cell office:value-type="float" office:value="1942">
            <text:p>1942</text:p>
          </table:table-cell>
          <table:table-cell office:value-type="float" office:value="39.6">
            <text:p>39.6</text:p>
          </table:table-cell>
          <table:table-cell table:style-name="ce6" table:formula="of:=1000000*[.D101]/[.C101]" office:value-type="float" office:value="20391.3491246138">
            <text:p>20,3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40">
            <text:p>19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50">
            <text:p>19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60">
            <text:p>19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70">
            <text:p>1970</text:p>
          </table:table-cell>
          <table:table-cell office:value-type="float" office:value="1748">
            <text:p>1748</text:p>
          </table:table-cell>
          <table:table-cell office:value-type="float" office:value="62.1">
            <text:p>62.1</text:p>
          </table:table-cell>
          <table:table-cell table:formula="of:=1000000*[.D105]/[.C105]" office:value-type="float" office:value="35526.3157894737">
            <text:p>35526.315789473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958">
            <text:p>1958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ily</text:p>
          </table:table-cell>
          <table:table-cell office:value-type="float" office:value="58713">
            <text:p>58713</text:p>
          </table:table-cell>
          <table:table-cell office:value-type="float" office:value="1778">
            <text:p>1778</text:p>
          </table:table-cell>
          <table:table-cell table:formula="of:=1000*[.C108]/[.D108]" office:value-type="float" office:value="33021.9347581552">
            <text:p>33021.9347581552</text:p>
          </table:table-cell>
          <table:table-cell table:formula="of:=[.E108]/[.D28]" office:value-type="float" office:value="4.12416767824564">
            <text:p>4.124167678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26177">
            <text:p>26177</text:p>
          </table:table-cell>
          <table:table-cell office:value-type="float" office:value="6315">
            <text:p>6315</text:p>
          </table:table-cell>
          <table:table-cell table:formula="of:=1000*[.C109]/[.D109]" office:value-type="float" office:value="4145.2098178939">
            <text:p>4145.2098178939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year</text:p>
          </table:table-cell>
          <table:table-cell office:value-type="string">
            <text:p>newpapers</text:p>
          </table:table-cell>
          <table:table-cell office:value-type="string">
            <text:p>total circulation</text:p>
          </table:table-cell>
          <table:table-cell office:value-type="string">
            <text:p>circulation / newspape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09">
            <text:p>1909</text:p>
          </table:table-cell>
          <table:table-cell table:style-name="ce3" office:value-type="float" office:value="2600">
            <text:p><text:s/>2,600 </text:p>
          </table:table-cell>
          <table:table-cell table:style-name="ce3" office:value-type="float" office:value="24212">
            <text:p><text:s/>24,212 </text:p>
          </table:table-cell>
          <table:table-cell table:style-name="ce3" table:formula="of:=1000*[.D114]/[.C114]" office:value-type="float" office:value="9312.30769230769">
            <text:p><text:s/>9,312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66">
            <text:p>1966</text:p>
          </table:table-cell>
          <table:table-cell table:style-name="ce3" office:value-type="float" office:value="1751">
            <text:p><text:s/>1,751 </text:p>
          </table:table-cell>
          <table:table-cell table:style-name="ce3" office:value-type="float" office:value="60400">
            <text:p><text:s/>60,400 </text:p>
          </table:table-cell>
          <table:table-cell table:style-name="ce3" table:formula="of:=1000*[.D115]/[.C115]" office:value-type="float" office:value="34494.5745288407">
            <text:p><text:s/>34,495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irc growth</text:p>
          </table:table-cell>
          <table:table-cell table:style-name="ce7" table:formula="of:=[.E115]/[.E114]" office:value-type="float" office:value="3.70419187902634">
            <text:p>3.7</text:p>
          </table:table-cell>
          <table:table-cell table:number-columns-repeated="1019"/>
        </table:table-row>
        <table:table-row table:style-name="ro1" table:number-rows-repeated="3">
          <table:table-cell table:number-columns-repeated="4"/>
          <table:table-cell table:style-name="ce7"/>
          <table:table-cell table:number-columns-repeated="1019"/>
        </table:table-row>
        <table:table-row table:style-name="ro1">
          <table:table-cell office:value-type="string">
            <text:p>U.S. wages in the 1820s 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ommon laborer</text:p>
          </table:table-cell>
          <table:table-cell office:value-type="string">
            <text:p>daily</text:p>
          </table:table-cell>
          <table:table-cell office:value-type="float" office:value="0.73">
            <text:p>0.73</text:p>
          </table:table-cell>
          <table:table-cell table:formula="of:=[.D122]*350" office:value-type="float" office:value="255.5">
            <text:p>255.5</text:p>
          </table:table-cell>
          <table:table-cell table:number-columns-repeated="2"/>
          <table:table-cell office:value-type="string">
            <text:p>Margo, Robert A. (2000). Wages and labor markets in the United States, 1820-1860. Chicago, University of Chicago Press.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rtisan</text:p>
          </table:table-cell>
          <table:table-cell office:value-type="string">
            <text:p>daily</text:p>
          </table:table-cell>
          <table:table-cell office:value-type="float" office:value="1.22">
            <text:p>1.22</text:p>
          </table:table-cell>
          <table:table-cell table:formula="of:=[.D123]*350" office:value-type="float" office:value="427">
            <text:p>427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white collar</text:p>
          </table:table-cell>
          <table:table-cell office:value-type="string">
            <text:p>monthly</text:p>
          </table:table-cell>
          <table:table-cell office:value-type="float" office:value="32.61">
            <text:p>32.61</text:p>
          </table:table-cell>
          <table:table-cell table:formula="of:=[.D124]*12" office:value-type="float" office:value="391.32">
            <text:p>391.32</text:p>
          </table:table-cell>
          <table:table-cell table:number-columns-repeated="1019"/>
        </table:table-row>
        <table:table-row table:style-name="ro1" table:number-rows-repeated="3">
          <table:table-cell table:number-columns-repeated="4"/>
          <table:table-cell table:style-name="ce7"/>
          <table:table-cell table:number-columns-repeated="1019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st prison publications, 1963" table:style-name="ta3" table:print="false"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11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11" table:number-columns-repeated="1017" table:default-cell-style-name="Excel_20_Built-in_20_Normal"/>
        <table:table-row table:style-name="ro1">
          <table:table-cell table:style-name="ce1" office:value-type="string" table:number-columns-spanned="3" table:number-rows-spanned="1">
            <text:p>Most highly regarded prison publications in 1963</text:p>
          </table:table-cell>
          <table:covered-table-cell table:number-columns-repeated="2" table:style-name="ce2"/>
          <table:table-cell table:number-columns-repeated="3"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 office:value-type="string">
            <text:p>rank</text:p>
          </table:table-cell>
          <table:table-cell office:value-type="string">
            <text:p>prison publication name</text:p>
          </table:table-cell>
          <table:table-cell office:value-type="string">
            <text:p>prison</text:p>
          </table:table-cell>
          <table:table-cell office:value-type="string">
            <text:p>city</text:p>
          </table:table-cell>
          <table:table-cell office:value-type="string">
            <text:p>state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Atlantian</text:p>
          </table:table-cell>
          <table:table-cell office:value-type="string">
            <text:p>U.S. Penitentiary</text:p>
          </table:table-cell>
          <table:table-cell office:value-type="string">
            <text:p>Atlanta</text:p>
          </table:table-cell>
          <table:table-cell office:value-type="string">
            <text:p>GA</text:p>
          </table:table-cell>
          <table:table-cell/>
          <table:table-cell office:value-type="string">
            <text:p>Based on poll of prison press editors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he Presidio</text:p>
          </table:table-cell>
          <table:table-cell office:value-type="string">
            <text:p>Iowa State Penitentiary</text:p>
          </table:table-cell>
          <table:table-cell office:value-type="string">
            <text:p>Fort Madison</text:p>
          </table:table-cell>
          <table:table-cell office:value-type="string">
            <text:p>IO</text:p>
          </table:table-cell>
          <table:table-cell/>
          <table:table-cell office:value-type="string">
            <text:p>Reported on p. 55 of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he New Era</text:p>
          </table:table-cell>
          <table:table-cell office:value-type="string">
            <text:p>U.S. Penitentiary</text:p>
          </table:table-cell>
          <table:table-cell office:value-type="string">
            <text:p>Levenworth</text:p>
          </table:table-cell>
          <table:table-cell office:value-type="string">
            <text:p>KA</text:p>
          </table:table-cell>
          <table:table-cell/>
          <table:table-cell office:value-type="string">
            <text:p>Fixx, James F. (1963). Journalists behind bars. Saturday Review.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e Mentor</text:p>
          </table:table-cell>
          <table:table-cell office:value-type="string">
            <text:p>Mass. Correctional Institution</text:p>
          </table:table-cell>
          <table:table-cell office:value-type="string">
            <text:p>South Walpole</text:p>
          </table:table-cell>
          <table:table-cell office:value-type="string">
            <text:p>MA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ake Shore Outlook</text:p>
          </table:table-cell>
          <table:table-cell office:value-type="string">
            <text:p>Indiana State Prison</text:p>
          </table:table-cell>
          <table:table-cell office:value-type="string">
            <text:p>Michigan City</text:p>
          </table:table-cell>
          <table:table-cell office:value-type="string">
            <text:p>IN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he Raiford Record</text:p>
          </table:table-cell>
          <table:table-cell office:value-type="string">
            <text:p>Florida State Prison</text:p>
          </table:table-cell>
          <table:table-cell office:value-type="string">
            <text:p>Raiford</text:p>
          </table:table-cell>
          <table:table-cell office:value-type="string">
            <text:p>FL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he Menard time</text:p>
          </table:table-cell>
          <table:table-cell office:value-type="string">
            <text:p>Illinois State Prison</text:p>
          </table:table-cell>
          <table:table-cell office:value-type="string">
            <text:p>Menard</text:p>
          </table:table-cell>
          <table:table-cell office:value-type="string">
            <text:p>IL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he Spectator</text:p>
          </table:table-cell>
          <table:table-cell office:value-type="string">
            <text:p>South Michigan Prison</text:p>
          </table:table-cell>
          <table:table-cell office:value-type="string">
            <text:p>Jackson</text:p>
          </table:table-cell>
          <table:table-cell office:value-type="string">
            <text:p>MI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he Pendleton Reflector</text:p>
          </table:table-cell>
          <table:table-cell office:value-type="string">
            <text:p>Indiana Reformatory</text:p>
          </table:table-cell>
          <table:table-cell office:value-type="string">
            <text:p>Pendleton</text:p>
          </table:table-cell>
          <table:table-cell office:value-type="string">
            <text:p>IN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he Enchanted News</text:p>
          </table:table-cell>
          <table:table-cell office:value-type="string">
            <text:p>Penitentiary of New Mexico</text:p>
          </table:table-cell>
          <table:table-cell office:value-type="string">
            <text:p>Santa Fe</text:p>
          </table:table-cell>
          <table:table-cell office:value-type="string">
            <text:p>N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onorable Mention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he Courier</text:p>
          </table:table-cell>
          <table:table-cell office:value-type="string">
            <text:p>Maryland Penitentiary</text:p>
          </table:table-cell>
          <table:table-cell office:value-type="string">
            <text:p>Baltimore</text:p>
          </table:table-cell>
          <table:table-cell office:value-type="string">
            <text:p>M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he Folsom Observer</text:p>
          </table:table-cell>
          <table:table-cell office:value-type="string">
            <text:p>Folsom State Prison</text:p>
          </table:table-cell>
          <table:table-cell office:value-type="string">
            <text:p>Represa</text:p>
          </table:table-cell>
          <table:table-cell office:value-type="string">
            <text:p>CA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he Habinger</text:p>
          </table:table-cell>
          <table:table-cell office:value-type="string">
            <text:p>Kansas State Industrial Reformatory</text:p>
          </table:table-cell>
          <table:table-cell office:value-type="string">
            <text:p>Hutchinson</text:p>
          </table:table-cell>
          <table:table-cell office:value-type="string">
            <text:p>KA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5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5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5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16"/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4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ison_20_press_20_dataset" style:display-name="PageStyle_prison press data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ditional_20_data" style:display-name="PageStyle_additional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st_20_prison_20_publications_2c__20_1963" style:display-name="PageStyle_best prison publications, 196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123" meta:object-count="0"/>
    <meta:generator>OpenOffice/4.1.1$Win32 OpenOffice.org_project/411m6$Build-9775</meta:generator>
  </office:meta>
</office:document-meta>
</file>